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ort" table:style-name="ta1">
        <table:shapes>
          <draw:frame draw:z-index="0" draw:style-name="gr1" draw:text-style-name="P1" svg:width="15.979cm" svg:height="9.005cm" svg:x="19.086cm" svg:y="38.887cm">
            <draw:object draw:notify-on-update-of-ranges="report.A2:report.A1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6cm" svg:height="9.005cm" svg:x="18.261cm" svg:y="2.655cm">
            <draw:object draw:notify-on-update-of-ranges="report.B4:report.B1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7cm" svg:height="9.005cm" svg:x="18.536cm" svg:y="14.795cm">
            <draw:object draw:notify-on-update-of-ranges="report.C11:report.C1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nstantaneous BPM</text:p>
          </table:table-cell>
          <table:table-cell table:number-columns-repeated="3"/>
          <table:table-cell office:value-type="string" calcext:value-type="string">
            <text:p>raw heart rhythm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AVERAGE([.A2:.A4])" office:value-type="float" office:value="91.6666666666667" calcext:value-type="float">
            <text:p>91.6666666666667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AVERAGE([.A3:.A5])" office:value-type="float" office:value="92.3333333333333" calcext:value-type="float">
            <text:p>92.3333333333333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AVERAGE([.A4:.A6])" office:value-type="float" office:value="92.3333333333333" calcext:value-type="float">
            <text:p>92.3333333333333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AVERAGE([.A5:.A7])" office:value-type="float" office:value="92.3333333333333" calcext:value-type="float">
            <text:p>92.3333333333333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AVERAGE([.A6:.A8])" office:value-type="float" office:value="91.3333333333333" calcext:value-type="float">
            <text:p>91.333333333333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AVERAGE([.A7:.A9])" office:value-type="float" office:value="90.3333333333334" calcext:value-type="float">
            <text:p>90.3333333333334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AVERAGE([.A8:.A10])" office:value-type="float" office:value="89.3333333333333" calcext:value-type="float">
            <text:p>89.3333333333333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AVERAGE([.A9:.A11])" office:value-type="float" office:value="89.6666666666667" calcext:value-type="float">
            <text:p>89.6666666666667</text:p>
          </table:table-cell>
          <table:table-cell table:formula="of:=AVERAGE([.A2:.A11])" office:value-type="float" office:value="91.1" calcext:value-type="float">
            <text:p>91.1</text:p>
          </table:table-cell>
          <table:table-cell table:formula="of:=AVERAGE([.A2:.A11])" office:value-type="float" office:value="91.1" calcext:value-type="float">
            <text:p>91.1</text:p>
          </table:table-cell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AVERAGE([.A10:.A12])" office:value-type="float" office:value="90.6666666666667" calcext:value-type="float">
            <text:p>90.6666666666667</text:p>
          </table:table-cell>
          <table:table-cell table:formula="of:=AVERAGE([.A3:.A12])" office:value-type="float" office:value="91.2" calcext:value-type="float">
            <text:p>91.2</text:p>
          </table:table-cell>
          <table:table-cell table:style-name="ce1" table:formula="of:=IF(AND([.A12]&lt;([.D$11]*(1+[.$G$2]));([.A12]&gt;([.D$11]*(1-[.$G$2]))));1;0)"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AVERAGE([.A11:.A13])" office:value-type="float" office:value="91.6666666666667" calcext:value-type="float">
            <text:p>91.6666666666667</text:p>
          </table:table-cell>
          <table:table-cell table:formula="of:=AVERAGE([.A4:.A13])" office:value-type="float" office:value="91.2" calcext:value-type="float">
            <text:p>91.2</text:p>
          </table:table-cell>
          <table:table-cell table:style-name="ce1" table:formula="of:=IF(AND([.A13]&lt;([.D$11]*(1+[.$G$2]));([.A13]&gt;([.D$11]*(1-[.$G$2]))));1;0)"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AVERAGE([.A12:.A14])" office:value-type="float" office:value="92.3333333333333" calcext:value-type="float">
            <text:p>92.3333333333333</text:p>
          </table:table-cell>
          <table:table-cell table:formula="of:=AVERAGE([.A5:.A14])" office:value-type="float" office:value="91.3" calcext:value-type="float">
            <text:p>91.3</text:p>
          </table:table-cell>
          <table:table-cell table:style-name="ce1" table:formula="of:=IF(AND([.A14]&lt;([.D$11]*(1+[.$G$2]));([.A14]&gt;([.D$11]*(1-[.$G$2]))));1;0)"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AVERAGE([.A13:.A15])" office:value-type="float" office:value="94" calcext:value-type="float">
            <text:p>94</text:p>
          </table:table-cell>
          <table:table-cell table:formula="of:=AVERAGE([.A6:.A15])" office:value-type="float" office:value="91.7" calcext:value-type="float">
            <text:p>91.7</text:p>
          </table:table-cell>
          <table:table-cell table:style-name="ce1" table:formula="of:=IF(AND([.A15]&lt;([.D$11]*(1+[.$G$2]));([.A15]&gt;([.D$11]*(1-[.$G$2]))));1;0)"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AVERAGE([.A14:.A16])" office:value-type="float" office:value="95.6666666666667" calcext:value-type="float">
            <text:p>95.6666666666667</text:p>
          </table:table-cell>
          <table:table-cell table:formula="of:=AVERAGE([.A7:.A16])" office:value-type="float" office:value="92.2" calcext:value-type="float">
            <text:p>92.2</text:p>
          </table:table-cell>
          <table:table-cell table:style-name="ce1" table:formula="of:=IF(AND([.A16]&lt;([.D$11]*(1+[.$G$2]));([.A16]&gt;([.D$11]*(1-[.$G$2]))));1;0)"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AVERAGE([.A15:.A17])" office:value-type="float" office:value="97" calcext:value-type="float">
            <text:p>97</text:p>
          </table:table-cell>
          <table:table-cell table:formula="of:=AVERAGE([.A8:.A17])" office:value-type="float" office:value="92.7" calcext:value-type="float">
            <text:p>92.7</text:p>
          </table:table-cell>
          <table:table-cell table:style-name="ce1" table:formula="of:=IF(AND([.A17]&lt;([.D$11]*(1+[.$G$2]));([.A17]&gt;([.D$11]*(1-[.$G$2]))));1;0)"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AVERAGE([.A16:.A18])" office:value-type="float" office:value="95" calcext:value-type="float">
            <text:p>95</text:p>
          </table:table-cell>
          <table:table-cell table:formula="of:=AVERAGE([.A9:.A18])" office:value-type="float" office:value="92.8" calcext:value-type="float">
            <text:p>92.8</text:p>
          </table:table-cell>
          <table:table-cell table:style-name="ce1" table:formula="of:=IF(AND([.A18]&lt;([.D$11]*(1+[.$G$2]));([.A18]&gt;([.D$11]*(1-[.$G$2]))));1;0)"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AVERAGE([.A17:.A19])" office:value-type="float" office:value="91" calcext:value-type="float">
            <text:p>91</text:p>
          </table:table-cell>
          <table:table-cell table:formula="of:=AVERAGE([.A10:.A19])" office:value-type="float" office:value="92.4" calcext:value-type="float">
            <text:p>92.4</text:p>
          </table:table-cell>
          <table:table-cell table:style-name="ce1" table:formula="of:=IF(AND([.A19]&lt;([.D$11]*(1+[.$G$2]));([.A19]&gt;([.D$11]*(1-[.$G$2]))));1;0)"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AVERAGE([.A18:.A20])" office:value-type="float" office:value="85.3333333333334" calcext:value-type="float">
            <text:p>85.3333333333334</text:p>
          </table:table-cell>
          <table:table-cell table:formula="of:=AVERAGE([.A11:.A20])" office:value-type="float" office:value="91.5" calcext:value-type="float">
            <text:p>91.5</text:p>
          </table:table-cell>
          <table:table-cell table:style-name="ce1" table:formula="of:=IF(AND([.A20]&lt;([.D$11]*(1+[.$G$2]));([.A20]&gt;([.D$11]*(1-[.$G$2]))));1;0)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AVERAGE([.A19:.A21])" office:value-type="float" office:value="81" calcext:value-type="float">
            <text:p>81</text:p>
          </table:table-cell>
          <table:table-cell table:formula="of:=AVERAGE([.A12:.A21])" office:value-type="float" office:value="90.2" calcext:value-type="float">
            <text:p>90.2</text:p>
          </table:table-cell>
          <table:table-cell table:style-name="ce1" table:formula="of:=IF(AND([.A21]&lt;([.D$11]*(1+[.$G$2]));([.A21]&gt;([.D$11]*(1-[.$G$2]))));1;0)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AVERAGE([.A20:.A22])" office:value-type="float" office:value="77.6666666666667" calcext:value-type="float">
            <text:p>77.6666666666667</text:p>
          </table:table-cell>
          <table:table-cell table:formula="of:=AVERAGE([.A13:.A22])" office:value-type="float" office:value="88.5" calcext:value-type="float">
            <text:p>88.5</text:p>
          </table:table-cell>
          <table:table-cell table:style-name="ce1" table:formula="of:=IF(AND([.A22]&lt;([.D$11]*(1+[.$G$2]));([.A22]&gt;([.D$11]*(1-[.$G$2]))));1;0)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AVERAGE([.A21:.A23])" office:value-type="float" office:value="76.3333333333333" calcext:value-type="float">
            <text:p>76.3333333333333</text:p>
          </table:table-cell>
          <table:table-cell table:formula="of:=AVERAGE([.A14:.A23])" office:value-type="float" office:value="86.9" calcext:value-type="float">
            <text:p>86.9</text:p>
          </table:table-cell>
          <table:table-cell table:style-name="ce1" table:formula="of:=IF(AND([.A23]&lt;([.D$11]*(1+[.$G$2]));([.A23]&gt;([.D$11]*(1-[.$G$2]))));1;0)"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AVERAGE([.A22:.A24])" office:value-type="float" office:value="75.3333333333333" calcext:value-type="float">
            <text:p>75.3333333333333</text:p>
          </table:table-cell>
          <table:table-cell table:formula="of:=AVERAGE([.A15:.A24])" office:value-type="float" office:value="85.1" calcext:value-type="float">
            <text:p>85.1</text:p>
          </table:table-cell>
          <table:table-cell table:style-name="ce1" table:formula="of:=IF(AND([.A24]&lt;([.D$11]*(1+[.$G$2]));([.A24]&gt;([.D$11]*(1-[.$G$2]))));1;0)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AVERAGE([.A23:.A25])" office:value-type="float" office:value="77" calcext:value-type="float">
            <text:p>77</text:p>
          </table:table-cell>
          <table:table-cell table:formula="of:=AVERAGE([.A16:.A25])" office:value-type="float" office:value="83.4" calcext:value-type="float">
            <text:p>83.4</text:p>
          </table:table-cell>
          <table:table-cell table:style-name="ce1" table:formula="of:=IF(AND([.A25]&lt;([.D$11]*(1+[.$G$2]));([.A25]&gt;([.D$11]*(1-[.$G$2]))));1;0)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AVERAGE([.A24:.A26])" office:value-type="float" office:value="80.3333333333334" calcext:value-type="float">
            <text:p>80.3333333333334</text:p>
          </table:table-cell>
          <table:table-cell table:formula="of:=AVERAGE([.A17:.A26])" office:value-type="float" office:value="82.3" calcext:value-type="float">
            <text:p>82.3</text:p>
          </table:table-cell>
          <table:table-cell table:style-name="ce1" table:formula="of:=IF(AND([.A26]&lt;([.D$11]*(1+[.$G$2]));([.A26]&gt;([.D$11]*(1-[.$G$2]))));1;0)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AVERAGE([.A25:.A27])" office:value-type="float" office:value="86.6666666666667" calcext:value-type="float">
            <text:p>86.6666666666667</text:p>
          </table:table-cell>
          <table:table-cell table:formula="of:=AVERAGE([.A18:.A27])" office:value-type="float" office:value="82" calcext:value-type="float">
            <text:p>82</text:p>
          </table:table-cell>
          <table:table-cell table:style-name="ce1" table:formula="of:=IF(AND([.A27]&lt;([.D$11]*(1+[.$G$2]));([.A27]&gt;([.D$11]*(1-[.$G$2]))));1;0)"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AVERAGE([.A26:.A28])" office:value-type="float" office:value="92.3333333333333" calcext:value-type="float">
            <text:p>92.3333333333333</text:p>
          </table:table-cell>
          <table:table-cell table:formula="of:=AVERAGE([.A19:.A28])" office:value-type="float" office:value="82.6" calcext:value-type="float">
            <text:p>82.6</text:p>
          </table:table-cell>
          <table:table-cell table:style-name="ce1" table:formula="of:=IF(AND([.A28]&lt;([.D$11]*(1+[.$G$2]));([.A28]&gt;([.D$11]*(1-[.$G$2]))));1;0)"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AVERAGE([.A27:.A29])" office:value-type="float" office:value="96.3333333333333" calcext:value-type="float">
            <text:p>96.3333333333333</text:p>
          </table:table-cell>
          <table:table-cell table:formula="of:=AVERAGE([.A20:.A29])" office:value-type="float" office:value="83.9" calcext:value-type="float">
            <text:p>83.9</text:p>
          </table:table-cell>
          <table:table-cell table:style-name="ce1" table:formula="of:=IF(AND([.A29]&lt;([.D$11]*(1+[.$G$2]));([.A29]&gt;([.D$11]*(1-[.$G$2]))));1;0)"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AVERAGE([.A28:.A30])" office:value-type="float" office:value="98" calcext:value-type="float">
            <text:p>98</text:p>
          </table:table-cell>
          <table:table-cell table:formula="of:=AVERAGE([.A21:.A30])" office:value-type="float" office:value="85.8" calcext:value-type="float">
            <text:p>85.8</text:p>
          </table:table-cell>
          <table:table-cell table:style-name="ce1" table:formula="of:=IF(AND([.A30]&lt;([.D$11]*(1+[.$G$2]));([.A30]&gt;([.D$11]*(1-[.$G$2]))));1;0)"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AVERAGE([.A29:.A31])" office:value-type="float" office:value="98.6666666666667" calcext:value-type="float">
            <text:p>98.6666666666667</text:p>
          </table:table-cell>
          <table:table-cell table:formula="of:=AVERAGE([.A22:.A31])" office:value-type="float" office:value="87.9" calcext:value-type="float">
            <text:p>87.9</text:p>
          </table:table-cell>
          <table:table-cell table:style-name="ce1" table:formula="of:=IF(AND([.A31]&lt;([.D$11]*(1+[.$G$2]));([.A31]&gt;([.D$11]*(1-[.$G$2]))));1;0)"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AVERAGE([.A30:.A32])" office:value-type="float" office:value="98.3333333333333" calcext:value-type="float">
            <text:p>98.3333333333333</text:p>
          </table:table-cell>
          <table:table-cell table:formula="of:=AVERAGE([.A23:.A32])" office:value-type="float" office:value="90.1" calcext:value-type="float">
            <text:p>90.1</text:p>
          </table:table-cell>
          <table:table-cell table:style-name="ce1" table:formula="of:=IF(AND([.A32]&lt;([.D$11]*(1+[.$G$2]));([.A32]&gt;([.D$11]*(1-[.$G$2]))));1;0)"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AVERAGE([.A31:.A33])" office:value-type="float" office:value="99.6666666666667" calcext:value-type="float">
            <text:p>99.6666666666667</text:p>
          </table:table-cell>
          <table:table-cell table:formula="of:=AVERAGE([.A24:.A33])" office:value-type="float" office:value="92.8" calcext:value-type="float">
            <text:p>92.8</text:p>
          </table:table-cell>
          <table:table-cell table:style-name="ce1" table:formula="of:=IF(AND([.A33]&lt;([.D$11]*(1+[.$G$2]));([.A33]&gt;([.D$11]*(1-[.$G$2]))));1;0)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AVERAGE([.A32:.A34])" office:value-type="float" office:value="102" calcext:value-type="float">
            <text:p>102</text:p>
          </table:table-cell>
          <table:table-cell table:formula="of:=AVERAGE([.A25:.A34])" office:value-type="float" office:value="95.9" calcext:value-type="float">
            <text:p>95.9</text:p>
          </table:table-cell>
          <table:table-cell table:style-name="ce1" table:formula="of:=IF(AND([.A34]&lt;([.D$11]*(1+[.$G$2]));([.A34]&gt;([.D$11]*(1-[.$G$2]))));1;0)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AVERAGE([.A33:.A35])" office:value-type="float" office:value="105" calcext:value-type="float">
            <text:p>105</text:p>
          </table:table-cell>
          <table:table-cell table:formula="of:=AVERAGE([.A26:.A35])" office:value-type="float" office:value="98.5" calcext:value-type="float">
            <text:p>98.5</text:p>
          </table:table-cell>
          <table:table-cell table:style-name="ce1" table:formula="of:=IF(AND([.A35]&lt;([.D$11]*(1+[.$G$2]));([.A35]&gt;([.D$11]*(1-[.$G$2]))));1;0)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AVERAGE([.A34:.A36])" office:value-type="float" office:value="105.666666666667" calcext:value-type="float">
            <text:p>105.666666666667</text:p>
          </table:table-cell>
          <table:table-cell table:formula="of:=AVERAGE([.A27:.A36])" office:value-type="float" office:value="100.4" calcext:value-type="float">
            <text:p>100.4</text:p>
          </table:table-cell>
          <table:table-cell table:style-name="ce1" table:formula="of:=IF(AND([.A36]&lt;([.D$11]*(1+[.$G$2]));([.A36]&gt;([.D$11]*(1-[.$G$2]))));1;0)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AVERAGE([.A35:.A37])" office:value-type="float" office:value="102.333333333333" calcext:value-type="float">
            <text:p>102.333333333333</text:p>
          </table:table-cell>
          <table:table-cell table:formula="of:=AVERAGE([.A28:.A37])" office:value-type="float" office:value="100.6" calcext:value-type="float">
            <text:p>100.6</text:p>
          </table:table-cell>
          <table:table-cell table:style-name="ce1" table:formula="of:=IF(AND([.A37]&lt;([.D$11]*(1+[.$G$2]));([.A37]&gt;([.D$11]*(1-[.$G$2]))));1;0)"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AVERAGE([.A36:.A38])" office:value-type="float" office:value="96" calcext:value-type="float">
            <text:p>96</text:p>
          </table:table-cell>
          <table:table-cell table:formula="of:=AVERAGE([.A29:.A38])" office:value-type="float" office:value="99.6" calcext:value-type="float">
            <text:p>99.6</text:p>
          </table:table-cell>
          <table:table-cell table:style-name="ce1" table:formula="of:=IF(AND([.A38]&lt;([.D$11]*(1+[.$G$2]));([.A38]&gt;([.D$11]*(1-[.$G$2]))));1;0)"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AVERAGE([.A37:.A39])" office:value-type="float" office:value="89" calcext:value-type="float">
            <text:p>89</text:p>
          </table:table-cell>
          <table:table-cell table:formula="of:=AVERAGE([.A30:.A39])" office:value-type="float" office:value="98.2" calcext:value-type="float">
            <text:p>98.2</text:p>
          </table:table-cell>
          <table:table-cell table:style-name="ce1" table:formula="of:=IF(AND([.A39]&lt;([.D$11]*(1+[.$G$2]));([.A39]&gt;([.D$11]*(1-[.$G$2]))));1;0)"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AVERAGE([.A38:.A40])" office:value-type="float" office:value="84.3333333333333" calcext:value-type="float">
            <text:p>84.3333333333333</text:p>
          </table:table-cell>
          <table:table-cell table:formula="of:=AVERAGE([.A31:.A40])" office:value-type="float" office:value="96.5" calcext:value-type="float">
            <text:p>96.5</text:p>
          </table:table-cell>
          <table:table-cell table:style-name="ce1" table:formula="of:=IF(AND([.A40]&lt;([.D$11]*(1+[.$G$2]));([.A40]&gt;([.D$11]*(1-[.$G$2]))));1;0)"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AVERAGE([.A39:.A41])" office:value-type="float" office:value="83" calcext:value-type="float">
            <text:p>83</text:p>
          </table:table-cell>
          <table:table-cell table:formula="of:=AVERAGE([.A32:.A41])" office:value-type="float" office:value="94.9" calcext:value-type="float">
            <text:p>94.9</text:p>
          </table:table-cell>
          <table:table-cell table:style-name="ce1" table:formula="of:=IF(AND([.A41]&lt;([.D$11]*(1+[.$G$2]));([.A41]&gt;([.D$11]*(1-[.$G$2]))));1;0)"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AVERAGE([.A40:.A42])" office:value-type="float" office:value="83" calcext:value-type="float">
            <text:p>83</text:p>
          </table:table-cell>
          <table:table-cell table:formula="of:=AVERAGE([.A33:.A42])" office:value-type="float" office:value="93.6" calcext:value-type="float">
            <text:p>93.6</text:p>
          </table:table-cell>
          <table:table-cell table:style-name="ce1" table:formula="of:=IF(AND([.A42]&lt;([.D$11]*(1+[.$G$2]));([.A42]&gt;([.D$11]*(1-[.$G$2]))));1;0)"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AVERAGE([.A41:.A43])" office:value-type="float" office:value="85.3333333333334" calcext:value-type="float">
            <text:p>85.3333333333334</text:p>
          </table:table-cell>
          <table:table-cell table:formula="of:=AVERAGE([.A34:.A43])" office:value-type="float" office:value="92.2" calcext:value-type="float">
            <text:p>92.2</text:p>
          </table:table-cell>
          <table:table-cell table:style-name="ce1" table:formula="of:=IF(AND([.A43]&lt;([.D$11]*(1+[.$G$2]));([.A43]&gt;([.D$11]*(1-[.$G$2]))));1;0)"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AVERAGE([.A42:.A44])" office:value-type="float" office:value="89" calcext:value-type="float">
            <text:p>89</text:p>
          </table:table-cell>
          <table:table-cell table:formula="of:=AVERAGE([.A35:.A44])" office:value-type="float" office:value="91" calcext:value-type="float">
            <text:p>91</text:p>
          </table:table-cell>
          <table:table-cell table:style-name="ce1" table:formula="of:=IF(AND([.A44]&lt;([.D$11]*(1+[.$G$2]));([.A44]&gt;([.D$11]*(1-[.$G$2]))));1;0)"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AVERAGE([.A43:.A45])" office:value-type="float" office:value="92.3333333333333" calcext:value-type="float">
            <text:p>92.3333333333333</text:p>
          </table:table-cell>
          <table:table-cell table:formula="of:=AVERAGE([.A36:.A45])" office:value-type="float" office:value="89.8" calcext:value-type="float">
            <text:p>89.8</text:p>
          </table:table-cell>
          <table:table-cell table:style-name="ce1" table:formula="of:=IF(AND([.A45]&lt;([.D$11]*(1+[.$G$2]));([.A45]&gt;([.D$11]*(1-[.$G$2]))));1;0)"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AVERAGE([.A44:.A46])" office:value-type="float" office:value="93.3333333333333" calcext:value-type="float">
            <text:p>93.3333333333333</text:p>
          </table:table-cell>
          <table:table-cell table:formula="of:=AVERAGE([.A37:.A46])" office:value-type="float" office:value="88.5" calcext:value-type="float">
            <text:p>88.5</text:p>
          </table:table-cell>
          <table:table-cell table:style-name="ce1" table:formula="of:=IF(AND([.A46]&lt;([.D$11]*(1+[.$G$2]));([.A46]&gt;([.D$11]*(1-[.$G$2]))));1;0)"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AVERAGE([.A45:.A47])" office:value-type="float" office:value="93" calcext:value-type="float">
            <text:p>93</text:p>
          </table:table-cell>
          <table:table-cell table:formula="of:=AVERAGE([.A38:.A47])" office:value-type="float" office:value="88.2" calcext:value-type="float">
            <text:p>88.2</text:p>
          </table:table-cell>
          <table:table-cell table:style-name="ce1" table:formula="of:=IF(AND([.A47]&lt;([.D$11]*(1+[.$G$2]));([.A47]&gt;([.D$11]*(1-[.$G$2]))));1;0)"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AVERAGE([.A46:.A48])" office:value-type="float" office:value="93.6666666666667" calcext:value-type="float">
            <text:p>93.6666666666667</text:p>
          </table:table-cell>
          <table:table-cell table:formula="of:=AVERAGE([.A39:.A48])" office:value-type="float" office:value="89.1" calcext:value-type="float">
            <text:p>89.1</text:p>
          </table:table-cell>
          <table:table-cell table:style-name="ce1" table:formula="of:=IF(AND([.A48]&lt;([.D$11]*(1+[.$G$2]));([.A48]&gt;([.D$11]*(1-[.$G$2]))));1;0)"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AVERAGE([.A47:.A49])" office:value-type="float" office:value="94.3333333333333" calcext:value-type="float">
            <text:p>94.3333333333333</text:p>
          </table:table-cell>
          <table:table-cell table:formula="of:=AVERAGE([.A40:.A49])" office:value-type="float" office:value="90.1" calcext:value-type="float">
            <text:p>90.1</text:p>
          </table:table-cell>
          <table:table-cell table:style-name="ce1" table:formula="of:=IF(AND([.A49]&lt;([.D$11]*(1+[.$G$2]));([.A49]&gt;([.D$11]*(1-[.$G$2]))));1;0)"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AVERAGE([.A48:.A50])" office:value-type="float" office:value="93.6666666666667" calcext:value-type="float">
            <text:p>93.6666666666667</text:p>
          </table:table-cell>
          <table:table-cell table:formula="of:=AVERAGE([.A41:.A50])" office:value-type="float" office:value="91" calcext:value-type="float">
            <text:p>91</text:p>
          </table:table-cell>
          <table:table-cell table:style-name="ce1" table:formula="of:=IF(AND([.A50]&lt;([.D$11]*(1+[.$G$2]));([.A50]&gt;([.D$11]*(1-[.$G$2]))));1;0)"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AVERAGE([.A49:.A51])" office:value-type="float" office:value="92" calcext:value-type="float">
            <text:p>92</text:p>
          </table:table-cell>
          <table:table-cell table:formula="of:=AVERAGE([.A42:.A51])" office:value-type="float" office:value="91.8" calcext:value-type="float">
            <text:p>91.8</text:p>
          </table:table-cell>
          <table:table-cell table:style-name="ce1" table:formula="of:=IF(AND([.A51]&lt;([.D$11]*(1+[.$G$2]));([.A51]&gt;([.D$11]*(1-[.$G$2]))));1;0)"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AVERAGE([.A50:.A52])" office:value-type="float" office:value="90.3333333333334" calcext:value-type="float">
            <text:p>90.3333333333334</text:p>
          </table:table-cell>
          <table:table-cell table:formula="of:=AVERAGE([.A43:.A52])" office:value-type="float" office:value="92.3" calcext:value-type="float">
            <text:p>92.3</text:p>
          </table:table-cell>
          <table:table-cell table:style-name="ce1" table:formula="of:=IF(AND([.A52]&lt;([.D$11]*(1+[.$G$2]));([.A52]&gt;([.D$11]*(1-[.$G$2]))));1;0)"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AVERAGE([.A51:.A53])" office:value-type="float" office:value="89" calcext:value-type="float">
            <text:p>89</text:p>
          </table:table-cell>
          <table:table-cell table:formula="of:=AVERAGE([.A44:.A53])" office:value-type="float" office:value="92.1" calcext:value-type="float">
            <text:p>92.1</text:p>
          </table:table-cell>
          <table:table-cell table:style-name="ce1" table:formula="of:=IF(AND([.A53]&lt;([.D$11]*(1+[.$G$2]));([.A53]&gt;([.D$11]*(1-[.$G$2]))));1;0)"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AVERAGE([.A52:.A54])" office:value-type="float" office:value="88" calcext:value-type="float">
            <text:p>88</text:p>
          </table:table-cell>
          <table:table-cell table:formula="of:=AVERAGE([.A45:.A54])" office:value-type="float" office:value="91.5" calcext:value-type="float">
            <text:p>91.5</text:p>
          </table:table-cell>
          <table:table-cell table:style-name="ce1" table:formula="of:=IF(AND([.A54]&lt;([.D$11]*(1+[.$G$2]));([.A54]&gt;([.D$11]*(1-[.$G$2]))));1;0)"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AVERAGE([.A53:.A55])" office:value-type="float" office:value="88.6666666666667" calcext:value-type="float">
            <text:p>88.6666666666667</text:p>
          </table:table-cell>
          <table:table-cell table:formula="of:=AVERAGE([.A46:.A55])" office:value-type="float" office:value="91.2" calcext:value-type="float">
            <text:p>91.2</text:p>
          </table:table-cell>
          <table:table-cell table:style-name="ce1" table:formula="of:=IF(AND([.A55]&lt;([.D$11]*(1+[.$G$2]));([.A55]&gt;([.D$11]*(1-[.$G$2]))));1;0)"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AVERAGE([.A54:.A56])" office:value-type="float" office:value="90.6666666666667" calcext:value-type="float">
            <text:p>90.6666666666667</text:p>
          </table:table-cell>
          <table:table-cell table:formula="of:=AVERAGE([.A47:.A56])" office:value-type="float" office:value="91.3" calcext:value-type="float">
            <text:p>91.3</text:p>
          </table:table-cell>
          <table:table-cell table:style-name="ce1" table:formula="of:=IF(AND([.A56]&lt;([.D$11]*(1+[.$G$2]));([.A56]&gt;([.D$11]*(1-[.$G$2]))));1;0)"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AVERAGE([.A55:.A57])" office:value-type="float" office:value="91.3333333333333" calcext:value-type="float">
            <text:p>91.3333333333333</text:p>
          </table:table-cell>
          <table:table-cell table:formula="of:=AVERAGE([.A48:.A57])" office:value-type="float" office:value="91" calcext:value-type="float">
            <text:p>91</text:p>
          </table:table-cell>
          <table:table-cell table:style-name="ce1" table:formula="of:=IF(AND([.A57]&lt;([.D$11]*(1+[.$G$2]));([.A57]&gt;([.D$11]*(1-[.$G$2]))));1;0)"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AVERAGE([.A56:.A58])" office:value-type="float" office:value="92" calcext:value-type="float">
            <text:p>92</text:p>
          </table:table-cell>
          <table:table-cell table:formula="of:=AVERAGE([.A49:.A58])" office:value-type="float" office:value="90.7" calcext:value-type="float">
            <text:p>90.7</text:p>
          </table:table-cell>
          <table:table-cell table:style-name="ce1" table:formula="of:=IF(AND([.A58]&lt;([.D$11]*(1+[.$G$2]));([.A58]&gt;([.D$11]*(1-[.$G$2]))));1;0)"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AVERAGE([.A57:.A59])" office:value-type="float" office:value="92.3333333333333" calcext:value-type="float">
            <text:p>92.3333333333333</text:p>
          </table:table-cell>
          <table:table-cell table:formula="of:=AVERAGE([.A50:.A59])" office:value-type="float" office:value="90.7" calcext:value-type="float">
            <text:p>90.7</text:p>
          </table:table-cell>
          <table:table-cell table:style-name="ce1" table:formula="of:=IF(AND([.A59]&lt;([.D$11]*(1+[.$G$2]));([.A59]&gt;([.D$11]*(1-[.$G$2]))));1;0)"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AVERAGE([.A58:.A60])" office:value-type="float" office:value="95" calcext:value-type="float">
            <text:p>95</text:p>
          </table:table-cell>
          <table:table-cell table:formula="of:=AVERAGE([.A51:.A60])" office:value-type="float" office:value="91.4" calcext:value-type="float">
            <text:p>91.4</text:p>
          </table:table-cell>
          <table:table-cell table:style-name="ce1" table:formula="of:=IF(AND([.A60]&lt;([.D$11]*(1+[.$G$2]));([.A60]&gt;([.D$11]*(1-[.$G$2]))));1;0)"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AVERAGE([.A59:.A61])" office:value-type="float" office:value="96.3333333333333" calcext:value-type="float">
            <text:p>96.3333333333333</text:p>
          </table:table-cell>
          <table:table-cell table:formula="of:=AVERAGE([.A52:.A61])" office:value-type="float" office:value="92" calcext:value-type="float">
            <text:p>92</text:p>
          </table:table-cell>
          <table:table-cell table:style-name="ce1" table:formula="of:=IF(AND([.A61]&lt;([.D$11]*(1+[.$G$2]));([.A61]&gt;([.D$11]*(1-[.$G$2]))));1;0)"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AVERAGE([.A60:.A62])" office:value-type="float" office:value="96.6666666666667" calcext:value-type="float">
            <text:p>96.6666666666667</text:p>
          </table:table-cell>
          <table:table-cell table:formula="of:=AVERAGE([.A53:.A62])" office:value-type="float" office:value="92.6" calcext:value-type="float">
            <text:p>92.6</text:p>
          </table:table-cell>
          <table:table-cell table:style-name="ce1" table:formula="of:=IF(AND([.A62]&lt;([.D$11]*(1+[.$G$2]));([.A62]&gt;([.D$11]*(1-[.$G$2]))));1;0)"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AVERAGE([.A61:.A63])" office:value-type="float" office:value="95.3333333333334" calcext:value-type="float">
            <text:p>95.3333333333334</text:p>
          </table:table-cell>
          <table:table-cell table:formula="of:=AVERAGE([.A54:.A63])" office:value-type="float" office:value="93.3" calcext:value-type="float">
            <text:p>93.3</text:p>
          </table:table-cell>
          <table:table-cell table:style-name="ce1" table:formula="of:=IF(AND([.A63]&lt;([.D$11]*(1+[.$G$2]));([.A63]&gt;([.D$11]*(1-[.$G$2]))));1;0)"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AVERAGE([.A62:.A64])" office:value-type="float" office:value="94" calcext:value-type="float">
            <text:p>94</text:p>
          </table:table-cell>
          <table:table-cell table:formula="of:=AVERAGE([.A55:.A64])" office:value-type="float" office:value="93.8" calcext:value-type="float">
            <text:p>93.8</text:p>
          </table:table-cell>
          <table:table-cell table:style-name="ce1" table:formula="of:=IF(AND([.A64]&lt;([.D$11]*(1+[.$G$2]));([.A64]&gt;([.D$11]*(1-[.$G$2]))));1;0)"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AVERAGE([.A63:.A65])" office:value-type="float" office:value="92.6666666666667" calcext:value-type="float">
            <text:p>92.6666666666667</text:p>
          </table:table-cell>
          <table:table-cell table:formula="of:=AVERAGE([.A56:.A65])" office:value-type="float" office:value="93.8" calcext:value-type="float">
            <text:p>93.8</text:p>
          </table:table-cell>
          <table:table-cell table:style-name="ce1" table:formula="of:=IF(AND([.A65]&lt;([.D$11]*(1+[.$G$2]));([.A65]&gt;([.D$11]*(1-[.$G$2]))));1;0)"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AVERAGE([.A64:.A66])" office:value-type="float" office:value="91" calcext:value-type="float">
            <text:p>91</text:p>
          </table:table-cell>
          <table:table-cell table:formula="of:=AVERAGE([.A57:.A66])" office:value-type="float" office:value="93.4" calcext:value-type="float">
            <text:p>93.4</text:p>
          </table:table-cell>
          <table:table-cell table:style-name="ce1" table:formula="of:=IF(AND([.A66]&lt;([.D$11]*(1+[.$G$2]));([.A66]&gt;([.D$11]*(1-[.$G$2]))));1;0)"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AVERAGE([.A65:.A67])" office:value-type="float" office:value="89" calcext:value-type="float">
            <text:p>89</text:p>
          </table:table-cell>
          <table:table-cell table:formula="of:=AVERAGE([.A58:.A67])" office:value-type="float" office:value="93.1" calcext:value-type="float">
            <text:p>93.1</text:p>
          </table:table-cell>
          <table:table-cell table:style-name="ce1" table:formula="of:=IF(AND([.A67]&lt;([.D$11]*(1+[.$G$2]));([.A67]&gt;([.D$11]*(1-[.$G$2]))));1;0)"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AVERAGE([.A66:.A68])" office:value-type="float" office:value="87" calcext:value-type="float">
            <text:p>87</text:p>
          </table:table-cell>
          <table:table-cell table:formula="of:=AVERAGE([.A59:.A68])" office:value-type="float" office:value="92.3" calcext:value-type="float">
            <text:p>92.3</text:p>
          </table:table-cell>
          <table:table-cell table:style-name="ce1" table:formula="of:=IF(AND([.A68]&lt;([.D$11]*(1+[.$G$2]));([.A68]&gt;([.D$11]*(1-[.$G$2]))));1;0)"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AVERAGE([.A67:.A69])" office:value-type="float" office:value="86.3333333333333" calcext:value-type="float">
            <text:p>86.3333333333333</text:p>
          </table:table-cell>
          <table:table-cell table:formula="of:=AVERAGE([.A60:.A69])" office:value-type="float" office:value="91.6" calcext:value-type="float">
            <text:p>91.6</text:p>
          </table:table-cell>
          <table:table-cell table:style-name="ce1" table:formula="of:=IF(AND([.A69]&lt;([.D$11]*(1+[.$G$2]));([.A69]&gt;([.D$11]*(1-[.$G$2]))));1;0)"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AVERAGE([.A68:.A70])" office:value-type="float" office:value="87" calcext:value-type="float">
            <text:p>87</text:p>
          </table:table-cell>
          <table:table-cell table:formula="of:=AVERAGE([.A61:.A70])" office:value-type="float" office:value="90.7" calcext:value-type="float">
            <text:p>90.7</text:p>
          </table:table-cell>
          <table:table-cell table:style-name="ce1" table:formula="of:=IF(AND([.A70]&lt;([.D$11]*(1+[.$G$2]));([.A70]&gt;([.D$11]*(1-[.$G$2]))));1;0)"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AVERAGE([.A69:.A71])" office:value-type="float" office:value="88.6666666666667" calcext:value-type="float">
            <text:p>88.6666666666667</text:p>
          </table:table-cell>
          <table:table-cell table:formula="of:=AVERAGE([.A62:.A71])" office:value-type="float" office:value="90" calcext:value-type="float">
            <text:p>90</text:p>
          </table:table-cell>
          <table:table-cell table:style-name="ce1" table:formula="of:=IF(AND([.A71]&lt;([.D$11]*(1+[.$G$2]));([.A71]&gt;([.D$11]*(1-[.$G$2]))));1;0)"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table:style-name="ce2" table:formula="of:=OR([.I72];[.I7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AVERAGE([.A70:.A72])" office:value-type="float" office:value="90.3333333333334" calcext:value-type="float">
            <text:p>90.3333333333334</text:p>
          </table:table-cell>
          <table:table-cell table:formula="of:=AVERAGE([.A63:.A72])" office:value-type="float" office:value="89.7" calcext:value-type="float">
            <text:p>89.7</text:p>
          </table:table-cell>
          <table:table-cell table:style-name="ce1" table:formula="of:=IF(AND([.A72]&lt;([.D$11]*(1+[.$G$2]));([.A72]&gt;([.D$11]*(1-[.$G$2]))));1;0)"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table:number-columns-repeated="3"/>
          <table:table-cell table:style-name="ce2" table:formula="of:=([.A74]&lt;([.D$11]*(1+[.$G$2])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AVERAGE([.A71:.A73])" office:value-type="float" office:value="89.6666666666667" calcext:value-type="float">
            <text:p>89.6666666666667</text:p>
          </table:table-cell>
          <table:table-cell table:formula="of:=AVERAGE([.A64:.A73])" office:value-type="float" office:value="89" calcext:value-type="float">
            <text:p>89</text:p>
          </table:table-cell>
          <table:table-cell table:style-name="ce1" table:formula="of:=IF(AND([.A73]&lt;([.D$11]*(1+[.$G$2]));([.A73]&gt;([.D$11]*(1-[.$G$2]))));1;0)"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table:style-name="ce2" table:formula="of:=([.A74]&gt;([.D$11]*(1-[.$G$2])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AVERAGE([.A72:.A74])" office:value-type="float" office:value="108" calcext:value-type="float">
            <text:p>108</text:p>
          </table:table-cell>
          <table:table-cell table:formula="of:=AVERAGE([.A65:.A74])" office:value-type="float" office:value="94.2" calcext:value-type="float">
            <text:p>94.2</text:p>
          </table:table-cell>
          <table:table-cell table:style-name="ce1" table:formula="of:=IF(AND([.A74]&lt;([.D$11]*(1+[.$G$2]));([.A74]&gt;([.D$11]*(1-[.$G$2]))));1;0)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AVERAGE([.A73:.A75])" office:value-type="float" office:value="93" calcext:value-type="float">
            <text:p>93</text:p>
          </table:table-cell>
          <table:table-cell table:formula="of:=AVERAGE([.A66:.A75])" office:value-type="float" office:value="89.8" calcext:value-type="float">
            <text:p>89.8</text:p>
          </table:table-cell>
          <table:table-cell table:style-name="ce1" table:formula="of:=IF(AND([.A75]&lt;([.D$11]*(1+[.$G$2]));([.A75]&gt;([.D$11]*(1-[.$G$2]))));1;0)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AVERAGE([.A74:.A76])" office:value-type="float" office:value="89.6666666666667" calcext:value-type="float">
            <text:p>89.6666666666667</text:p>
          </table:table-cell>
          <table:table-cell table:formula="of:=AVERAGE([.A67:.A76])" office:value-type="float" office:value="88.6" calcext:value-type="float">
            <text:p>88.6</text:p>
          </table:table-cell>
          <table:table-cell table:style-name="ce1" table:formula="of:=IF(AND([.A76]&lt;([.D$11]*(1+[.$G$2]));([.A76]&gt;([.D$11]*(1-[.$G$2]))));1;0)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AVERAGE([.A75:.A77])" office:value-type="float" office:value="89.3333333333333" calcext:value-type="float">
            <text:p>89.3333333333333</text:p>
          </table:table-cell>
          <table:table-cell table:formula="of:=AVERAGE([.A68:.A77])" office:value-type="float" office:value="94.3" calcext:value-type="float">
            <text:p>94.3</text:p>
          </table:table-cell>
          <table:table-cell table:style-name="ce1" table:formula="of:=IF(AND([.A77]&lt;([.D$11]*(1+[.$G$2]));([.A77]&gt;([.D$11]*(1-[.$G$2]))));1;0)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AVERAGE([.A76:.A78])" office:value-type="float" office:value="97.6666666666667" calcext:value-type="float">
            <text:p>97.6666666666667</text:p>
          </table:table-cell>
          <table:table-cell table:formula="of:=AVERAGE([.A69:.A78])" office:value-type="float" office:value="93" calcext:value-type="float">
            <text:p>93</text:p>
          </table:table-cell>
          <table:table-cell table:style-name="ce1" table:formula="of:=IF(AND([.A78]&lt;([.D$11]*(1+[.$G$2]));([.A78]&gt;([.D$11]*(1-[.$G$2]))));1;0)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AVERAGE([.A77:.A79])" office:value-type="float" office:value="116.666666666667" calcext:value-type="float">
            <text:p>116.666666666667</text:p>
          </table:table-cell>
          <table:table-cell table:formula="of:=AVERAGE([.A70:.A79])" office:value-type="float" office:value="97.7" calcext:value-type="float">
            <text:p>97.7</text:p>
          </table:table-cell>
          <table:table-cell table:style-name="ce1" table:formula="of:=IF(AND([.A79]&lt;([.D$11]*(1+[.$G$2]));([.A79]&gt;([.D$11]*(1-[.$G$2]))));1;0)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AVERAGE([.A78:.A80])" office:value-type="float" office:value="134" calcext:value-type="float">
            <text:p>134</text:p>
          </table:table-cell>
          <table:table-cell table:formula="of:=AVERAGE([.A71:.A80])" office:value-type="float" office:value="108.4" calcext:value-type="float">
            <text:p>108.4</text:p>
          </table:table-cell>
          <table:table-cell table:style-name="ce1" table:formula="of:=IF(AND([.A80]&lt;([.D$11]*(1+[.$G$2]));([.A80]&gt;([.D$11]*(1-[.$G$2]))));1;0)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AVERAGE([.A79:.A81])" office:value-type="float" office:value="134" calcext:value-type="float">
            <text:p>134</text:p>
          </table:table-cell>
          <table:table-cell table:formula="of:=AVERAGE([.A72:.A81])" office:value-type="float" office:value="106.6" calcext:value-type="float">
            <text:p>106.6</text:p>
          </table:table-cell>
          <table:table-cell table:style-name="ce1" table:formula="of:=IF(AND([.A81]&lt;([.D$11]*(1+[.$G$2]));([.A81]&gt;([.D$11]*(1-[.$G$2]))));1;0)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AVERAGE([.A80:.A82])" office:value-type="float" office:value="112.666666666667" calcext:value-type="float">
            <text:p>112.666666666667</text:p>
          </table:table-cell>
          <table:table-cell table:formula="of:=AVERAGE([.A73:.A82])" office:value-type="float" office:value="104.4" calcext:value-type="float">
            <text:p>104.4</text:p>
          </table:table-cell>
          <table:table-cell table:style-name="ce1" table:formula="of:=IF(AND([.A82]&lt;([.D$11]*(1+[.$G$2]));([.A82]&gt;([.D$11]*(1-[.$G$2]))));1;0)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AVERAGE([.A81:.A83])" office:value-type="float" office:value="112.333333333333" calcext:value-type="float">
            <text:p>112.333333333333</text:p>
          </table:table-cell>
          <table:table-cell table:formula="of:=AVERAGE([.A74:.A83])" office:value-type="float" office:value="115.2" calcext:value-type="float">
            <text:p>115.2</text:p>
          </table:table-cell>
          <table:table-cell table:style-name="ce1" table:formula="of:=IF(AND([.A83]&lt;([.D$11]*(1+[.$G$2]));([.A83]&gt;([.D$11]*(1-[.$G$2]))));1;0)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AVERAGE([.A82:.A84])" office:value-type="float" office:value="114.333333333333" calcext:value-type="float">
            <text:p>114.333333333333</text:p>
          </table:table-cell>
          <table:table-cell table:formula="of:=AVERAGE([.A75:.A84])" office:value-type="float" office:value="108.5" calcext:value-type="float">
            <text:p>108.5</text:p>
          </table:table-cell>
          <table:table-cell table:style-name="ce1" table:formula="of:=IF(AND([.A84]&lt;([.D$11]*(1+[.$G$2]));([.A84]&gt;([.D$11]*(1-[.$G$2]))));1;0)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AVERAGE([.A83:.A85])" office:value-type="float" office:value="107.333333333333" calcext:value-type="float">
            <text:p>107.333333333333</text:p>
          </table:table-cell>
          <table:table-cell table:formula="of:=AVERAGE([.A76:.A85])" office:value-type="float" office:value="108.7" calcext:value-type="float">
            <text:p>108.7</text:p>
          </table:table-cell>
          <table:table-cell table:style-name="ce1" table:formula="of:=IF(AND([.A85]&lt;([.D$11]*(1+[.$G$2]));([.A85]&gt;([.D$11]*(1-[.$G$2]))));1;0)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AVERAGE([.A84:.A86])" office:value-type="float" office:value="68.3333333333333" calcext:value-type="float">
            <text:p>68.3333333333333</text:p>
          </table:table-cell>
          <table:table-cell table:formula="of:=AVERAGE([.A77:.A86])" office:value-type="float" office:value="108.8" calcext:value-type="float">
            <text:p>108.8</text:p>
          </table:table-cell>
          <table:table-cell table:style-name="ce1" table:formula="of:=IF(AND([.A86]&lt;([.D$11]*(1+[.$G$2]));([.A86]&gt;([.D$11]*(1-[.$G$2]))));1;0)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AVERAGE([.A85:.A87])" office:value-type="float" office:value="100" calcext:value-type="float">
            <text:p>100</text:p>
          </table:table-cell>
          <table:table-cell table:formula="of:=AVERAGE([.A78:.A87])" office:value-type="float" office:value="111.7" calcext:value-type="float">
            <text:p>111.7</text:p>
          </table:table-cell>
          <table:table-cell table:style-name="ce1" table:formula="of:=IF(AND([.A87]&lt;([.D$11]*(1+[.$G$2]));([.A87]&gt;([.D$11]*(1-[.$G$2]))));1;0)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AVERAGE([.A86:.A88])" office:value-type="float" office:value="126.666666666667" calcext:value-type="float">
            <text:p>126.666666666667</text:p>
          </table:table-cell>
          <table:table-cell table:formula="of:=AVERAGE([.A79:.A88])" office:value-type="float" office:value="117.4" calcext:value-type="float">
            <text:p>117.4</text:p>
          </table:table-cell>
          <table:table-cell table:style-name="ce1" table:formula="of:=IF(AND([.A88]&lt;([.D$11]*(1+[.$G$2]));([.A88]&gt;([.D$11]*(1-[.$G$2]))));1;0)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AVERAGE([.A87:.A89])" office:value-type="float" office:value="147.666666666667" calcext:value-type="float">
            <text:p>147.666666666667</text:p>
          </table:table-cell>
          <table:table-cell table:formula="of:=AVERAGE([.A80:.A89])" office:value-type="float" office:value="118.1" calcext:value-type="float">
            <text:p>118.1</text:p>
          </table:table-cell>
          <table:table-cell table:style-name="ce1" table:formula="of:=IF(AND([.A89]&lt;([.D$11]*(1+[.$G$2]));([.A89]&gt;([.D$11]*(1-[.$G$2]))));1;0)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AVERAGE([.A88:.A90])" office:value-type="float" office:value="122" calcext:value-type="float">
            <text:p>122</text:p>
          </table:table-cell>
          <table:table-cell table:formula="of:=AVERAGE([.A81:.A90])" office:value-type="float" office:value="108.1" calcext:value-type="float">
            <text:p>108.1</text:p>
          </table:table-cell>
          <table:table-cell table:style-name="ce1" table:formula="of:=IF(AND([.A90]&lt;([.D$11]*(1+[.$G$2]));([.A90]&gt;([.D$11]*(1-[.$G$2]))));1;0)"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AVERAGE([.A89:.A91])" office:value-type="float" office:value="111.333333333333" calcext:value-type="float">
            <text:p>111.333333333333</text:p>
          </table:table-cell>
          <table:table-cell table:formula="of:=AVERAGE([.A82:.A91])" office:value-type="float" office:value="110.6" calcext:value-type="float">
            <text:p>110.6</text:p>
          </table:table-cell>
          <table:table-cell table:style-name="ce1" table:formula="of:=IF(AND([.A91]&lt;([.D$11]*(1+[.$G$2]));([.A91]&gt;([.D$11]*(1-[.$G$2]))));1;0)"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AVERAGE([.A90:.A92])" office:value-type="float" office:value="97" calcext:value-type="float">
            <text:p>97</text:p>
          </table:table-cell>
          <table:table-cell table:formula="of:=AVERAGE([.A83:.A92])" office:value-type="float" office:value="113.4" calcext:value-type="float">
            <text:p>113.4</text:p>
          </table:table-cell>
          <table:table-cell table:style-name="ce1" table:formula="of:=IF(AND([.A92]&lt;([.D$11]*(1+[.$G$2]));([.A92]&gt;([.D$11]*(1-[.$G$2]))));1;0)"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AVERAGE([.A91:.A93])" office:value-type="float" office:value="128.666666666667" calcext:value-type="float">
            <text:p>128.666666666667</text:p>
          </table:table-cell>
          <table:table-cell table:formula="of:=AVERAGE([.A84:.A93])" office:value-type="float" office:value="113" calcext:value-type="float">
            <text:p>113</text:p>
          </table:table-cell>
          <table:table-cell table:style-name="ce1" table:formula="of:=IF(AND([.A93]&lt;([.D$11]*(1+[.$G$2]));([.A93]&gt;([.D$11]*(1-[.$G$2]))));1;0)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AVERAGE([.A92:.A94])" office:value-type="float" office:value="135.666666666667" calcext:value-type="float">
            <text:p>135.666666666667</text:p>
          </table:table-cell>
          <table:table-cell table:formula="of:=AVERAGE([.A85:.A94])" office:value-type="float" office:value="117" calcext:value-type="float">
            <text:p>117</text:p>
          </table:table-cell>
          <table:table-cell table:style-name="ce1" table:formula="of:=IF(AND([.A94]&lt;([.D$11]*(1+[.$G$2]));([.A94]&gt;([.D$11]*(1-[.$G$2]))));1;0)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AVERAGE([.A93:.A95])" office:value-type="float" office:value="125" calcext:value-type="float">
            <text:p>125</text:p>
          </table:table-cell>
          <table:table-cell table:formula="of:=AVERAGE([.A86:.A95])" office:value-type="float" office:value="118.7" calcext:value-type="float">
            <text:p>118.7</text:p>
          </table:table-cell>
          <table:table-cell table:style-name="ce1" table:formula="of:=IF(AND([.A95]&lt;([.D$11]*(1+[.$G$2]));([.A95]&gt;([.D$11]*(1-[.$G$2]))));1;0)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AVERAGE([.A94:.A96])" office:value-type="float" office:value="101.666666666667" calcext:value-type="float">
            <text:p>101.666666666667</text:p>
          </table:table-cell>
          <table:table-cell table:formula="of:=AVERAGE([.A87:.A96])" office:value-type="float" office:value="123" calcext:value-type="float">
            <text:p>123</text:p>
          </table:table-cell>
          <table:table-cell table:style-name="ce1" table:formula="of:=IF(AND([.A96]&lt;([.D$11]*(1+[.$G$2]));([.A96]&gt;([.D$11]*(1-[.$G$2]))));1;0)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AVERAGE([.A95:.A97])" office:value-type="float" office:value="121.666666666667" calcext:value-type="float">
            <text:p>121.666666666667</text:p>
          </table:table-cell>
          <table:table-cell table:formula="of:=AVERAGE([.A88:.A97])" office:value-type="float" office:value="123.5" calcext:value-type="float">
            <text:p>123.5</text:p>
          </table:table-cell>
          <table:table-cell table:style-name="ce1" table:formula="of:=IF(AND([.A97]&lt;([.D$11]*(1+[.$G$2]));([.A97]&gt;([.D$11]*(1-[.$G$2]))));1;0)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AVERAGE([.A96:.A98])" office:value-type="float" office:value="165.666666666667" calcext:value-type="float">
            <text:p>165.666666666667</text:p>
          </table:table-cell>
          <table:table-cell table:formula="of:=AVERAGE([.A89:.A98])" office:value-type="float" office:value="130.4" calcext:value-type="float">
            <text:p>130.4</text:p>
          </table:table-cell>
          <table:table-cell table:style-name="ce1" table:formula="of:=IF(AND([.A98]&lt;([.D$11]*(1+[.$G$2]));([.A98]&gt;([.D$11]*(1-[.$G$2]))));1;0)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AVERAGE([.A97:.A99])" office:value-type="float" office:value="162.666666666667" calcext:value-type="float">
            <text:p>162.666666666667</text:p>
          </table:table-cell>
          <table:table-cell table:formula="of:=AVERAGE([.A90:.A99])" office:value-type="float" office:value="127.5" calcext:value-type="float">
            <text:p>127.5</text:p>
          </table:table-cell>
          <table:table-cell table:style-name="ce1" table:formula="of:=IF(AND([.A99]&lt;([.D$11]*(1+[.$G$2]));([.A99]&gt;([.D$11]*(1-[.$G$2]))));1;0)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AVERAGE([.A98:.A100])" office:value-type="float" office:value="140" calcext:value-type="float">
            <text:p>140</text:p>
          </table:table-cell>
          <table:table-cell table:formula="of:=AVERAGE([.A91:.A100])" office:value-type="float" office:value="128.9" calcext:value-type="float">
            <text:p>128.9</text:p>
          </table:table-cell>
          <table:table-cell table:style-name="ce1" table:formula="of:=IF(AND([.A100]&lt;([.D$11]*(1+[.$G$2]));([.A100]&gt;([.D$11]*(1-[.$G$2]))));1;0)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AVERAGE([.A99:.A101])" office:value-type="float" office:value="111" calcext:value-type="float">
            <text:p>111</text:p>
          </table:table-cell>
          <table:table-cell table:formula="of:=AVERAGE([.A92:.A101])" office:value-type="float" office:value="130.3" calcext:value-type="float">
            <text:p>130.3</text:p>
          </table:table-cell>
          <table:table-cell table:style-name="ce1" table:formula="of:=IF(AND([.A101]&lt;([.D$11]*(1+[.$G$2]));([.A101]&gt;([.D$11]*(1-[.$G$2]))));1;0)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AVERAGE([.A100:.A102])" office:value-type="float" office:value="110.666666666667" calcext:value-type="float">
            <text:p>110.666666666667</text:p>
          </table:table-cell>
          <table:table-cell table:formula="of:=AVERAGE([.A93:.A102])" office:value-type="float" office:value="131.6" calcext:value-type="float">
            <text:p>131.6</text:p>
          </table:table-cell>
          <table:table-cell table:style-name="ce1" table:formula="of:=IF(AND([.A102]&lt;([.D$11]*(1+[.$G$2]));([.A102]&gt;([.D$11]*(1-[.$G$2]))));1;0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AVERAGE([.A101:.A103])" office:value-type="float" office:value="110.666666666667" calcext:value-type="float">
            <text:p>110.666666666667</text:p>
          </table:table-cell>
          <table:table-cell table:formula="of:=AVERAGE([.A94:.A103])" office:value-type="float" office:value="123.5" calcext:value-type="float">
            <text:p>123.5</text:p>
          </table:table-cell>
          <table:table-cell table:style-name="ce1" table:formula="of:=IF(AND([.A103]&lt;([.D$11]*(1+[.$G$2]));([.A103]&gt;([.D$11]*(1-[.$G$2])))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AVERAGE([.A102:.A104])" office:value-type="float" office:value="109.666666666667" calcext:value-type="float">
            <text:p>109.666666666667</text:p>
          </table:table-cell>
          <table:table-cell table:formula="of:=AVERAGE([.A95:.A104])" office:value-type="float" office:value="122.5" calcext:value-type="float">
            <text:p>122.5</text:p>
          </table:table-cell>
          <table:table-cell table:style-name="ce1" table:formula="of:=IF(AND([.A104]&lt;([.D$11]*(1+[.$G$2]));([.A104]&gt;([.D$11]*(1-[.$G$2]))));1;0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AVERAGE([.A103:.A105])" office:value-type="float" office:value="102" calcext:value-type="float">
            <text:p>102</text:p>
          </table:table-cell>
          <table:table-cell table:formula="of:=AVERAGE([.A96:.A105])" office:value-type="float" office:value="124.7" calcext:value-type="float">
            <text:p>124.7</text:p>
          </table:table-cell>
          <table:table-cell table:style-name="ce1" table:formula="of:=IF(AND([.A105]&lt;([.D$11]*(1+[.$G$2]));([.A105]&gt;([.D$11]*(1-[.$G$2]))));1;0)"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AVERAGE([.A104:.A106])" office:value-type="float" office:value="94" calcext:value-type="float">
            <text:p>94</text:p>
          </table:table-cell>
          <table:table-cell table:formula="of:=AVERAGE([.A97:.A106])" office:value-type="float" office:value="121.2" calcext:value-type="float">
            <text:p>121.2</text:p>
          </table:table-cell>
          <table:table-cell table:style-name="ce1" table:formula="of:=IF(AND([.A106]&lt;([.D$11]*(1+[.$G$2]));([.A106]&gt;([.D$11]*(1-[.$G$2]))));1;0)"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AVERAGE([.A105:.A107])" office:value-type="float" office:value="86.3333333333333" calcext:value-type="float">
            <text:p>86.3333333333333</text:p>
          </table:table-cell>
          <table:table-cell table:formula="of:=AVERAGE([.A98:.A107])" office:value-type="float" office:value="111.9" calcext:value-type="float">
            <text:p>111.9</text:p>
          </table:table-cell>
          <table:table-cell table:style-name="ce1" table:formula="of:=IF(AND([.A107]&lt;([.D$11]*(1+[.$G$2]));([.A107]&gt;([.D$11]*(1-[.$G$2]))));1;0)"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AVERAGE([.A106:.A108])" office:value-type="float" office:value="84.6666666666667" calcext:value-type="float">
            <text:p>84.6666666666667</text:p>
          </table:table-cell>
          <table:table-cell table:formula="of:=AVERAGE([.A99:.A108])" office:value-type="float" office:value="100.4" calcext:value-type="float">
            <text:p>100.4</text:p>
          </table:table-cell>
          <table:table-cell table:style-name="ce1" table:formula="of:=IF(AND([.A108]&lt;([.D$11]*(1+[.$G$2]));([.A108]&gt;([.D$11]*(1-[.$G$2]))));1;0)"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AVERAGE([.A107:.A109])" office:value-type="float" office:value="84" calcext:value-type="float">
            <text:p>84</text:p>
          </table:table-cell>
          <table:table-cell table:formula="of:=AVERAGE([.A100:.A109])" office:value-type="float" office:value="97.6" calcext:value-type="float">
            <text:p>97.6</text:p>
          </table:table-cell>
          <table:table-cell table:style-name="ce1" table:formula="of:=IF(AND([.A109]&lt;([.D$11]*(1+[.$G$2]));([.A109]&gt;([.D$11]*(1-[.$G$2]))));1;0)"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AVERAGE([.A108:.A110])" office:value-type="float" office:value="83" calcext:value-type="float">
            <text:p>83</text:p>
          </table:table-cell>
          <table:table-cell table:formula="of:=AVERAGE([.A101:.A110])" office:value-type="float" office:value="94.8" calcext:value-type="float">
            <text:p>94.8</text:p>
          </table:table-cell>
          <table:table-cell table:style-name="ce1" table:formula="of:=IF(AND([.A110]&lt;([.D$11]*(1+[.$G$2]));([.A110]&gt;([.D$11]*(1-[.$G$2]))));1;0)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AVERAGE([.A109:.A111])" office:value-type="float" office:value="83" calcext:value-type="float">
            <text:p>83</text:p>
          </table:table-cell>
          <table:table-cell table:formula="of:=AVERAGE([.A102:.A111])" office:value-type="float" office:value="92" calcext:value-type="float">
            <text:p>92</text:p>
          </table:table-cell>
          <table:table-cell table:style-name="ce1" table:formula="of:=IF(AND([.A111]&lt;([.D$11]*(1+[.$G$2]));([.A111]&gt;([.D$11]*(1-[.$G$2]))));1;0)"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AVERAGE([.A110:.A112])" office:value-type="float" office:value="83" calcext:value-type="float">
            <text:p>83</text:p>
          </table:table-cell>
          <table:table-cell table:formula="of:=AVERAGE([.A103:.A112])" office:value-type="float" office:value="89.3" calcext:value-type="float">
            <text:p>89.3</text:p>
          </table:table-cell>
          <table:table-cell table:style-name="ce1" table:formula="of:=IF(AND([.A112]&lt;([.D$11]*(1+[.$G$2]));([.A112]&gt;([.D$11]*(1-[.$G$2]))));1;0)"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AVERAGE([.A111:.A113])" office:value-type="float" office:value="84.6666666666667" calcext:value-type="float">
            <text:p>84.6666666666667</text:p>
          </table:table-cell>
          <table:table-cell table:formula="of:=AVERAGE([.A104:.A113])" office:value-type="float" office:value="87" calcext:value-type="float">
            <text:p>87</text:p>
          </table:table-cell>
          <table:table-cell table:style-name="ce1" table:formula="of:=IF(AND([.A113]&lt;([.D$11]*(1+[.$G$2]));([.A113]&gt;([.D$11]*(1-[.$G$2]))));1;0)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AVERAGE([.A112:.A114])" office:value-type="float" office:value="87.3333333333333" calcext:value-type="float">
            <text:p>87.3333333333333</text:p>
          </table:table-cell>
          <table:table-cell table:formula="of:=AVERAGE([.A105:.A114])" office:value-type="float" office:value="85.3" calcext:value-type="float">
            <text:p>85.3</text:p>
          </table:table-cell>
          <table:table-cell table:style-name="ce1" table:formula="of:=IF(AND([.A114]&lt;([.D$11]*(1+[.$G$2]));([.A114]&gt;([.D$11]*(1-[.$G$2]))));1;0)"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AVERAGE([.A113:.A115])" office:value-type="float" office:value="89" calcext:value-type="float">
            <text:p>89</text:p>
          </table:table-cell>
          <table:table-cell table:formula="of:=AVERAGE([.A106:.A115])" office:value-type="float" office:value="85.4" calcext:value-type="float">
            <text:p>85.4</text:p>
          </table:table-cell>
          <table:table-cell table:style-name="ce1" table:formula="of:=IF(AND([.A115]&lt;([.D$11]*(1+[.$G$2]));([.A115]&gt;([.D$11]*(1-[.$G$2]))));1;0)"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AVERAGE([.A114:.A116])" office:value-type="float" office:value="90" calcext:value-type="float">
            <text:p>90</text:p>
          </table:table-cell>
          <table:table-cell table:formula="of:=AVERAGE([.A107:.A116])" office:value-type="float" office:value="85.8" calcext:value-type="float">
            <text:p>85.8</text:p>
          </table:table-cell>
          <table:table-cell table:style-name="ce1" table:formula="of:=IF(AND([.A116]&lt;([.D$11]*(1+[.$G$2]));([.A116]&gt;([.D$11]*(1-[.$G$2]))));1;0)"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AVERAGE([.A115:.A117])" office:value-type="float" office:value="89.3333333333333" calcext:value-type="float">
            <text:p>89.3333333333333</text:p>
          </table:table-cell>
          <table:table-cell table:formula="of:=AVERAGE([.A108:.A117])" office:value-type="float" office:value="86.2" calcext:value-type="float">
            <text:p>86.2</text:p>
          </table:table-cell>
          <table:table-cell table:style-name="ce1" table:formula="of:=IF(AND([.A117]&lt;([.D$11]*(1+[.$G$2]));([.A117]&gt;([.D$11]*(1-[.$G$2]))));1;0)"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AVERAGE([.A116:.A118])" office:value-type="float" office:value="89" calcext:value-type="float">
            <text:p>89</text:p>
          </table:table-cell>
          <table:table-cell table:formula="of:=AVERAGE([.A109:.A118])" office:value-type="float" office:value="86.7" calcext:value-type="float">
            <text:p>86.7</text:p>
          </table:table-cell>
          <table:table-cell table:style-name="ce1" table:formula="of:=IF(AND([.A118]&lt;([.D$11]*(1+[.$G$2]));([.A118]&gt;([.D$11]*(1-[.$G$2]))));1;0)"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AVERAGE([.A117:.A119])" office:value-type="float" office:value="88.3333333333333" calcext:value-type="float">
            <text:p>88.3333333333333</text:p>
          </table:table-cell>
          <table:table-cell table:formula="of:=AVERAGE([.A110:.A119])" office:value-type="float" office:value="87.1" calcext:value-type="float">
            <text:p>87.1</text:p>
          </table:table-cell>
          <table:table-cell table:style-name="ce1" table:formula="of:=IF(AND([.A119]&lt;([.D$11]*(1+[.$G$2]));([.A119]&gt;([.D$11]*(1-[.$G$2]))));1;0)"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AVERAGE([.A118:.A120])" office:value-type="float" office:value="88" calcext:value-type="float">
            <text:p>88</text:p>
          </table:table-cell>
          <table:table-cell table:formula="of:=AVERAGE([.A111:.A120])" office:value-type="float" office:value="87.7" calcext:value-type="float">
            <text:p>87.7</text:p>
          </table:table-cell>
          <table:table-cell table:style-name="ce1" table:formula="of:=IF(AND([.A120]&lt;([.D$11]*(1+[.$G$2]));([.A120]&gt;([.D$11]*(1-[.$G$2]))));1;0)"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AVERAGE([.A119:.A121])" office:value-type="float" office:value="87" calcext:value-type="float">
            <text:p>87</text:p>
          </table:table-cell>
          <table:table-cell table:formula="of:=AVERAGE([.A112:.A121])" office:value-type="float" office:value="87.9" calcext:value-type="float">
            <text:p>87.9</text:p>
          </table:table-cell>
          <table:table-cell table:style-name="ce1" table:formula="of:=IF(AND([.A121]&lt;([.D$11]*(1+[.$G$2]));([.A121]&gt;([.D$11]*(1-[.$G$2]))));1;0)"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AVERAGE([.A120:.A122])" office:value-type="float" office:value="85.6666666666667" calcext:value-type="float">
            <text:p>85.6666666666667</text:p>
          </table:table-cell>
          <table:table-cell table:formula="of:=AVERAGE([.A113:.A122])" office:value-type="float" office:value="87.9" calcext:value-type="float">
            <text:p>87.9</text:p>
          </table:table-cell>
          <table:table-cell table:style-name="ce1" table:formula="of:=IF(AND([.A122]&lt;([.D$11]*(1+[.$G$2]));([.A122]&gt;([.D$11]*(1-[.$G$2]))));1;0)"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AVERAGE([.A121:.A123])" office:value-type="float" office:value="83" calcext:value-type="float">
            <text:p>83</text:p>
          </table:table-cell>
          <table:table-cell table:formula="of:=AVERAGE([.A114:.A123])" office:value-type="float" office:value="87.2" calcext:value-type="float">
            <text:p>87.2</text:p>
          </table:table-cell>
          <table:table-cell table:style-name="ce1" table:formula="of:=IF(AND([.A123]&lt;([.D$11]*(1+[.$G$2]));([.A123]&gt;([.D$11]*(1-[.$G$2]))));1;0)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AVERAGE([.A122:.A124])" office:value-type="float" office:value="82.6666666666667" calcext:value-type="float">
            <text:p>82.6666666666667</text:p>
          </table:table-cell>
          <table:table-cell table:formula="of:=AVERAGE([.A115:.A124])" office:value-type="float" office:value="86.5" calcext:value-type="float">
            <text:p>86.5</text:p>
          </table:table-cell>
          <table:table-cell table:style-name="ce1" table:formula="of:=IF(AND([.A124]&lt;([.D$11]*(1+[.$G$2]));([.A124]&gt;([.D$11]*(1-[.$G$2]))));1;0)"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AVERAGE([.A123:.A125])" office:value-type="float" office:value="79" calcext:value-type="float">
            <text:p>79</text:p>
          </table:table-cell>
          <table:table-cell table:formula="of:=AVERAGE([.A116:.A125])" office:value-type="float" office:value="84.9" calcext:value-type="float">
            <text:p>84.9</text:p>
          </table:table-cell>
          <table:table-cell table:style-name="ce1" table:formula="of:=IF(AND([.A125]&lt;([.D$11]*(1+[.$G$2]));([.A125]&gt;([.D$11]*(1-[.$G$2]))));1;0)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AVERAGE([.A124:.A126])" office:value-type="float" office:value="69.6666666666667" calcext:value-type="float">
            <text:p>69.6666666666667</text:p>
          </table:table-cell>
          <table:table-cell table:formula="of:=AVERAGE([.A117:.A126])" office:value-type="float" office:value="81.1" calcext:value-type="float">
            <text:p>81.1</text:p>
          </table:table-cell>
          <table:table-cell table:style-name="ce1" table:formula="of:=IF(AND([.A126]&lt;([.D$11]*(1+[.$G$2]));([.A126]&gt;([.D$11]*(1-[.$G$2]))));1;0)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AVERAGE([.A125:.A127])" office:value-type="float" office:value="73.6666666666667" calcext:value-type="float">
            <text:p>73.6666666666667</text:p>
          </table:table-cell>
          <table:table-cell table:formula="of:=AVERAGE([.A118:.A127])" office:value-type="float" office:value="81.8" calcext:value-type="float">
            <text:p>81.8</text:p>
          </table:table-cell>
          <table:table-cell table:style-name="ce1" table:formula="of:=IF(AND([.A127]&lt;([.D$11]*(1+[.$G$2]));([.A127]&gt;([.D$11]*(1-[.$G$2]))));1;0)"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AVERAGE([.A126:.A128])" office:value-type="float" office:value="81.3333333333333" calcext:value-type="float">
            <text:p>81.3333333333333</text:p>
          </table:table-cell>
          <table:table-cell table:formula="of:=AVERAGE([.A119:.A128])" office:value-type="float" office:value="82.6" calcext:value-type="float">
            <text:p>82.6</text:p>
          </table:table-cell>
          <table:table-cell table:style-name="ce1" table:formula="of:=IF(AND([.A128]&lt;([.D$11]*(1+[.$G$2]));([.A128]&gt;([.D$11]*(1-[.$G$2]))));1;0)"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VERAGE([.A127:.A129])" office:value-type="float" office:value="97.3333333333333" calcext:value-type="float">
            <text:p>97.3333333333333</text:p>
          </table:table-cell>
          <table:table-cell table:formula="of:=AVERAGE([.A120:.A129])" office:value-type="float" office:value="83.8" calcext:value-type="float">
            <text:p>83.8</text:p>
          </table:table-cell>
          <table:table-cell table:style-name="ce1" table:formula="of:=IF(AND([.A129]&lt;([.D$11]*(1+[.$G$2]));([.A129]&gt;([.D$11]*(1-[.$G$2]))));1;0)"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VERAGE([.A128:.A130])" office:value-type="float" office:value="98.6666666666667" calcext:value-type="float">
            <text:p>98.6666666666667</text:p>
          </table:table-cell>
          <table:table-cell table:formula="of:=AVERAGE([.A121:.A130])" office:value-type="float" office:value="85" calcext:value-type="float">
            <text:p>85</text:p>
          </table:table-cell>
          <table:table-cell table:style-name="ce1" table:formula="of:=IF(AND([.A130]&lt;([.D$11]*(1+[.$G$2]));([.A130]&gt;([.D$11]*(1-[.$G$2]))));1;0)"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AVERAGE([.A129:.A131])" office:value-type="float" office:value="100.333333333333" calcext:value-type="float">
            <text:p>100.333333333333</text:p>
          </table:table-cell>
          <table:table-cell table:formula="of:=AVERAGE([.A122:.A131])" office:value-type="float" office:value="86.6" calcext:value-type="float">
            <text:p>86.6</text:p>
          </table:table-cell>
          <table:table-cell table:style-name="ce1" table:formula="of:=IF(AND([.A131]&lt;([.D$11]*(1+[.$G$2]));([.A131]&gt;([.D$11]*(1-[.$G$2]))));1;0)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AVERAGE([.A130:.A132])" office:value-type="float" office:value="103.333333333333" calcext:value-type="float">
            <text:p>103.333333333333</text:p>
          </table:table-cell>
          <table:table-cell table:formula="of:=AVERAGE([.A123:.A132])" office:value-type="float" office:value="89.1" calcext:value-type="float">
            <text:p>89.1</text:p>
          </table:table-cell>
          <table:table-cell table:style-name="ce1" table:formula="of:=IF(AND([.A132]&lt;([.D$11]*(1+[.$G$2]));([.A132]&gt;([.D$11]*(1-[.$G$2]))));1;0)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AVERAGE([.A131:.A133])" office:value-type="float" office:value="107.666666666667" calcext:value-type="float">
            <text:p>107.666666666667</text:p>
          </table:table-cell>
          <table:table-cell table:formula="of:=AVERAGE([.A124:.A133])" office:value-type="float" office:value="92.4" calcext:value-type="float">
            <text:p>92.4</text:p>
          </table:table-cell>
          <table:table-cell table:style-name="ce1" table:formula="of:=IF(AND([.A133]&lt;([.D$11]*(1+[.$G$2]));([.A133]&gt;([.D$11]*(1-[.$G$2]))));1;0)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AVERAGE([.A132:.A134])" office:value-type="float" office:value="110.333333333333" calcext:value-type="float">
            <text:p>110.333333333333</text:p>
          </table:table-cell>
          <table:table-cell table:formula="of:=AVERAGE([.A125:.A134])" office:value-type="float" office:value="94.9" calcext:value-type="float">
            <text:p>94.9</text:p>
          </table:table-cell>
          <table:table-cell table:style-name="ce1" table:formula="of:=IF(AND([.A134]&lt;([.D$11]*(1+[.$G$2]));([.A134]&gt;([.D$11]*(1-[.$G$2]))));1;0)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AVERAGE([.A133:.A135])" office:value-type="float" office:value="111.333333333333" calcext:value-type="float">
            <text:p>111.333333333333</text:p>
          </table:table-cell>
          <table:table-cell table:formula="of:=AVERAGE([.A126:.A135])" office:value-type="float" office:value="98.8" calcext:value-type="float">
            <text:p>98.8</text:p>
          </table:table-cell>
          <table:table-cell table:style-name="ce1" table:formula="of:=IF(AND([.A135]&lt;([.D$11]*(1+[.$G$2]));([.A135]&gt;([.D$11]*(1-[.$G$2]))));1;0)"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AVERAGE([.A134:.A136])" office:value-type="float" office:value="110.333333333333" calcext:value-type="float">
            <text:p>110.333333333333</text:p>
          </table:table-cell>
          <table:table-cell table:formula="of:=AVERAGE([.A127:.A136])" office:value-type="float" office:value="104.6" calcext:value-type="float">
            <text:p>104.6</text:p>
          </table:table-cell>
          <table:table-cell table:style-name="ce1" table:formula="of:=IF(AND([.A136]&lt;([.D$11]*(1+[.$G$2]));([.A136]&gt;([.D$11]*(1-[.$G$2]))));1;0)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AVERAGE([.A135:.A137])" office:value-type="float" office:value="111" calcext:value-type="float">
            <text:p>111</text:p>
          </table:table-cell>
          <table:table-cell table:formula="of:=AVERAGE([.A128:.A137])" office:value-type="float" office:value="106.1" calcext:value-type="float">
            <text:p>106.1</text:p>
          </table:table-cell>
          <table:table-cell table:style-name="ce1" table:formula="of:=IF(AND([.A137]&lt;([.D$11]*(1+[.$G$2]));([.A137]&gt;([.D$11]*(1-[.$G$2]))));1;0)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AVERAGE([.A136:.A138])" office:value-type="float" office:value="110" calcext:value-type="float">
            <text:p>110</text:p>
          </table:table-cell>
          <table:table-cell table:formula="of:=AVERAGE([.A129:.A138])" office:value-type="float" office:value="107.4" calcext:value-type="float">
            <text:p>107.4</text:p>
          </table:table-cell>
          <table:table-cell table:style-name="ce1" table:formula="of:=IF(AND([.A138]&lt;([.D$11]*(1+[.$G$2]));([.A138]&gt;([.D$11]*(1-[.$G$2]))));1;0)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AVERAGE([.A137:.A139])" office:value-type="float" office:value="108" calcext:value-type="float">
            <text:p>108</text:p>
          </table:table-cell>
          <table:table-cell table:formula="of:=AVERAGE([.A130:.A139])" office:value-type="float" office:value="107.8" calcext:value-type="float">
            <text:p>107.8</text:p>
          </table:table-cell>
          <table:table-cell table:style-name="ce1" table:formula="of:=IF(AND([.A139]&lt;([.D$11]*(1+[.$G$2]));([.A139]&gt;([.D$11]*(1-[.$G$2]))));1;0)"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AVERAGE([.A138:.A140])" office:value-type="float" office:value="102.333333333333" calcext:value-type="float">
            <text:p>102.333333333333</text:p>
          </table:table-cell>
          <table:table-cell table:formula="of:=AVERAGE([.A131:.A140])" office:value-type="float" office:value="107.2" calcext:value-type="float">
            <text:p>107.2</text:p>
          </table:table-cell>
          <table:table-cell table:style-name="ce1" table:formula="of:=IF(AND([.A140]&lt;([.D$11]*(1+[.$G$2]));([.A140]&gt;([.D$11]*(1-[.$G$2]))));1;0)"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AVERAGE([.A139:.A141])" office:value-type="float" office:value="98" calcext:value-type="float">
            <text:p>98</text:p>
          </table:table-cell>
          <table:table-cell table:formula="of:=AVERAGE([.A132:.A141])" office:value-type="float" office:value="106.7" calcext:value-type="float">
            <text:p>106.7</text:p>
          </table:table-cell>
          <table:table-cell table:style-name="ce1" table:formula="of:=IF(AND([.A141]&lt;([.D$11]*(1+[.$G$2]));([.A141]&gt;([.D$11]*(1-[.$G$2]))));1;0)"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AVERAGE([.A140:.A142])" office:value-type="float" office:value="94.6666666666667" calcext:value-type="float">
            <text:p>94.6666666666667</text:p>
          </table:table-cell>
          <table:table-cell table:formula="of:=AVERAGE([.A133:.A142])" office:value-type="float" office:value="105.2" calcext:value-type="float">
            <text:p>105.2</text:p>
          </table:table-cell>
          <table:table-cell table:style-name="ce1" table:formula="of:=IF(AND([.A142]&lt;([.D$11]*(1+[.$G$2]));([.A142]&gt;([.D$11]*(1-[.$G$2]))));1;0)"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AVERAGE([.A141:.A143])" office:value-type="float" office:value="92.3333333333333" calcext:value-type="float">
            <text:p>92.3333333333333</text:p>
          </table:table-cell>
          <table:table-cell table:formula="of:=AVERAGE([.A134:.A143])" office:value-type="float" office:value="102.6" calcext:value-type="float">
            <text:p>102.6</text:p>
          </table:table-cell>
          <table:table-cell table:style-name="ce1" table:formula="of:=IF(AND([.A143]&lt;([.D$11]*(1+[.$G$2]));([.A143]&gt;([.D$11]*(1-[.$G$2]))));1;0)"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AVERAGE([.A142:.A144])" office:value-type="float" office:value="88.6666666666667" calcext:value-type="float">
            <text:p>88.6666666666667</text:p>
          </table:table-cell>
          <table:table-cell table:formula="of:=AVERAGE([.A135:.A144])" office:value-type="float" office:value="100.2" calcext:value-type="float">
            <text:p>100.2</text:p>
          </table:table-cell>
          <table:table-cell table:style-name="ce1" table:formula="of:=IF(AND([.A144]&lt;([.D$11]*(1+[.$G$2]));([.A144]&gt;([.D$11]*(1-[.$G$2]))));1;0)"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AVERAGE([.A143:.A145])" office:value-type="float" office:value="85.3333333333334" calcext:value-type="float">
            <text:p>85.3333333333334</text:p>
          </table:table-cell>
          <table:table-cell table:formula="of:=AVERAGE([.A136:.A145])" office:value-type="float" office:value="97.4" calcext:value-type="float">
            <text:p>97.4</text:p>
          </table:table-cell>
          <table:table-cell table:style-name="ce1" table:formula="of:=IF(AND([.A145]&lt;([.D$11]*(1+[.$G$2]));([.A145]&gt;([.D$11]*(1-[.$G$2]))));1;0)"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AVERAGE([.A144:.A146])" office:value-type="float" office:value="85.3333333333334" calcext:value-type="float">
            <text:p>85.3333333333334</text:p>
          </table:table-cell>
          <table:table-cell table:formula="of:=AVERAGE([.A137:.A146])" office:value-type="float" office:value="95.1" calcext:value-type="float">
            <text:p>95.1</text:p>
          </table:table-cell>
          <table:table-cell table:style-name="ce1" table:formula="of:=IF(AND([.A146]&lt;([.D$11]*(1+[.$G$2]));([.A146]&gt;([.D$11]*(1-[.$G$2]))));1;0)"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AVERAGE([.A145:.A147])" office:value-type="float" office:value="85.6666666666667" calcext:value-type="float">
            <text:p>85.6666666666667</text:p>
          </table:table-cell>
          <table:table-cell table:formula="of:=AVERAGE([.A138:.A147])" office:value-type="float" office:value="92.6" calcext:value-type="float">
            <text:p>92.6</text:p>
          </table:table-cell>
          <table:table-cell table:style-name="ce1" table:formula="of:=IF(AND([.A147]&lt;([.D$11]*(1+[.$G$2]));([.A147]&gt;([.D$11]*(1-[.$G$2]))));1;0)"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AVERAGE([.A146:.A148])" office:value-type="float" office:value="86.3333333333333" calcext:value-type="float">
            <text:p>86.3333333333333</text:p>
          </table:table-cell>
          <table:table-cell table:formula="of:=AVERAGE([.A139:.A148])" office:value-type="float" office:value="90.3" calcext:value-type="float">
            <text:p>90.3</text:p>
          </table:table-cell>
          <table:table-cell table:style-name="ce1" table:formula="of:=IF(AND([.A148]&lt;([.D$11]*(1+[.$G$2]));([.A148]&gt;([.D$11]*(1-[.$G$2]))));1;0)"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AVERAGE([.A147:.A149])" office:value-type="float" office:value="86" calcext:value-type="float">
            <text:p>86</text:p>
          </table:table-cell>
          <table:table-cell table:formula="of:=AVERAGE([.A140:.A149])" office:value-type="float" office:value="88.5" calcext:value-type="float">
            <text:p>88.5</text:p>
          </table:table-cell>
          <table:table-cell table:style-name="ce1" table:formula="of:=IF(AND([.A149]&lt;([.D$11]*(1+[.$G$2]));([.A149]&gt;([.D$11]*(1-[.$G$2]))));1;0)"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AVERAGE([.A148:.A150])" office:value-type="float" office:value="86.3333333333333" calcext:value-type="float">
            <text:p>86.3333333333333</text:p>
          </table:table-cell>
          <table:table-cell table:formula="of:=AVERAGE([.A141:.A150])" office:value-type="float" office:value="87.8" calcext:value-type="float">
            <text:p>87.8</text:p>
          </table:table-cell>
          <table:table-cell table:style-name="ce1" table:formula="of:=IF(AND([.A150]&lt;([.D$11]*(1+[.$G$2]));([.A150]&gt;([.D$11]*(1-[.$G$2]))));1;0)"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AVERAGE([.A149:.A151])" office:value-type="float" office:value="88.3333333333333" calcext:value-type="float">
            <text:p>88.3333333333333</text:p>
          </table:table-cell>
          <table:table-cell table:formula="of:=AVERAGE([.A142:.A151])" office:value-type="float" office:value="87.4" calcext:value-type="float">
            <text:p>87.4</text:p>
          </table:table-cell>
          <table:table-cell table:style-name="ce1" table:formula="of:=IF(AND([.A151]&lt;([.D$11]*(1+[.$G$2]));([.A151]&gt;([.D$11]*(1-[.$G$2]))));1;0)"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AVERAGE([.A150:.A152])" office:value-type="float" office:value="89" calcext:value-type="float">
            <text:p>89</text:p>
          </table:table-cell>
          <table:table-cell table:formula="of:=AVERAGE([.A143:.A152])" office:value-type="float" office:value="86.8" calcext:value-type="float">
            <text:p>86.8</text:p>
          </table:table-cell>
          <table:table-cell table:style-name="ce1" table:formula="of:=IF(AND([.A152]&lt;([.D$11]*(1+[.$G$2]));([.A152]&gt;([.D$11]*(1-[.$G$2]))));1;0)"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AVERAGE([.A151:.A153])" office:value-type="float" office:value="89.6666666666667" calcext:value-type="float">
            <text:p>89.6666666666667</text:p>
          </table:table-cell>
          <table:table-cell table:formula="of:=AVERAGE([.A144:.A153])" office:value-type="float" office:value="87" calcext:value-type="float">
            <text:p>87</text:p>
          </table:table-cell>
          <table:table-cell table:style-name="ce1" table:formula="of:=IF(AND([.A153]&lt;([.D$11]*(1+[.$G$2]));([.A153]&gt;([.D$11]*(1-[.$G$2]))));1;0)"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AVERAGE([.A152:.A154])" office:value-type="float" office:value="88" calcext:value-type="float">
            <text:p>88</text:p>
          </table:table-cell>
          <table:table-cell table:formula="of:=AVERAGE([.A145:.A154])" office:value-type="float" office:value="87.2" calcext:value-type="float">
            <text:p>87.2</text:p>
          </table:table-cell>
          <table:table-cell table:style-name="ce1" table:formula="of:=IF(AND([.A154]&lt;([.D$11]*(1+[.$G$2]));([.A154]&gt;([.D$11]*(1-[.$G$2]))));1;0)"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AVERAGE([.A153:.A155])" office:value-type="float" office:value="88.3333333333333" calcext:value-type="float">
            <text:p>88.3333333333333</text:p>
          </table:table-cell>
          <table:table-cell table:formula="of:=AVERAGE([.A146:.A155])" office:value-type="float" office:value="87.7" calcext:value-type="float">
            <text:p>87.7</text:p>
          </table:table-cell>
          <table:table-cell table:style-name="ce1" table:formula="of:=IF(AND([.A155]&lt;([.D$11]*(1+[.$G$2]));([.A155]&gt;([.D$11]*(1-[.$G$2]))));1;0)"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AVERAGE([.A154:.A156])" office:value-type="float" office:value="87.6666666666667" calcext:value-type="float">
            <text:p>87.6666666666667</text:p>
          </table:table-cell>
          <table:table-cell table:formula="of:=AVERAGE([.A147:.A156])" office:value-type="float" office:value="87.7" calcext:value-type="float">
            <text:p>87.7</text:p>
          </table:table-cell>
          <table:table-cell table:style-name="ce1" table:formula="of:=IF(AND([.A156]&lt;([.D$11]*(1+[.$G$2]));([.A156]&gt;([.D$11]*(1-[.$G$2]))));1;0)"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AVERAGE([.A155:.A157])" office:value-type="float" office:value="87.3333333333333" calcext:value-type="float">
            <text:p>87.3333333333333</text:p>
          </table:table-cell>
          <table:table-cell table:formula="of:=AVERAGE([.A148:.A157])" office:value-type="float" office:value="87.7" calcext:value-type="float">
            <text:p>87.7</text:p>
          </table:table-cell>
          <table:table-cell table:style-name="ce1" table:formula="of:=IF(AND([.A157]&lt;([.D$11]*(1+[.$G$2]));([.A157]&gt;([.D$11]*(1-[.$G$2]))));1;0)"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AVERAGE([.A156:.A158])" office:value-type="float" office:value="85.6666666666667" calcext:value-type="float">
            <text:p>85.6666666666667</text:p>
          </table:table-cell>
          <table:table-cell table:formula="of:=AVERAGE([.A149:.A158])" office:value-type="float" office:value="87.5" calcext:value-type="float">
            <text:p>87.5</text:p>
          </table:table-cell>
          <table:table-cell table:style-name="ce1" table:formula="of:=IF(AND([.A158]&lt;([.D$11]*(1+[.$G$2]));([.A158]&gt;([.D$11]*(1-[.$G$2]))));1;0)"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AVERAGE([.A157:.A159])" office:value-type="float" office:value="84" calcext:value-type="float">
            <text:p>84</text:p>
          </table:table-cell>
          <table:table-cell table:formula="of:=AVERAGE([.A150:.A159])" office:value-type="float" office:value="87.1" calcext:value-type="float">
            <text:p>87.1</text:p>
          </table:table-cell>
          <table:table-cell table:style-name="ce1" table:formula="of:=IF(AND([.A159]&lt;([.D$11]*(1+[.$G$2]));([.A159]&gt;([.D$11]*(1-[.$G$2]))));1;0)"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AVERAGE([.A158:.A160])" office:value-type="float" office:value="83.6666666666667" calcext:value-type="float">
            <text:p>83.6666666666667</text:p>
          </table:table-cell>
          <table:table-cell table:formula="of:=AVERAGE([.A151:.A160])" office:value-type="float" office:value="86.9" calcext:value-type="float">
            <text:p>86.9</text:p>
          </table:table-cell>
          <table:table-cell table:style-name="ce1" table:formula="of:=IF(AND([.A160]&lt;([.D$11]*(1+[.$G$2]));([.A160]&gt;([.D$11]*(1-[.$G$2]))));1;0)"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AVERAGE([.A159:.A161])" office:value-type="float" office:value="84.6666666666667" calcext:value-type="float">
            <text:p>84.6666666666667</text:p>
          </table:table-cell>
          <table:table-cell table:formula="of:=AVERAGE([.A152:.A161])" office:value-type="float" office:value="86.4" calcext:value-type="float">
            <text:p>86.4</text:p>
          </table:table-cell>
          <table:table-cell table:style-name="ce1" table:formula="of:=IF(AND([.A161]&lt;([.D$11]*(1+[.$G$2]));([.A161]&gt;([.D$11]*(1-[.$G$2]))));1;0)"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AVERAGE([.A160:.A162])" office:value-type="float" office:value="88.6666666666667" calcext:value-type="float">
            <text:p>88.6666666666667</text:p>
          </table:table-cell>
          <table:table-cell table:formula="of:=AVERAGE([.A153:.A162])" office:value-type="float" office:value="87" calcext:value-type="float">
            <text:p>87</text:p>
          </table:table-cell>
          <table:table-cell table:style-name="ce1" table:formula="of:=IF(AND([.A162]&lt;([.D$11]*(1+[.$G$2]));([.A162]&gt;([.D$11]*(1-[.$G$2]))));1;0)"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AVERAGE([.A161:.A163])" office:value-type="float" office:value="92" calcext:value-type="float">
            <text:p>92</text:p>
          </table:table-cell>
          <table:table-cell table:formula="of:=AVERAGE([.A154:.A163])" office:value-type="float" office:value="87.6" calcext:value-type="float">
            <text:p>87.6</text:p>
          </table:table-cell>
          <table:table-cell table:style-name="ce1" table:formula="of:=IF(AND([.A163]&lt;([.D$11]*(1+[.$G$2]));([.A163]&gt;([.D$11]*(1-[.$G$2]))));1;0)"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18T10:53:54.406000000</dc:date>
    <meta:editing-duration>P1DT16H6M15S</meta:editing-duration>
    <meta:editing-cycles>1</meta:editing-cycles>
    <meta:document-statistic meta:table-count="1" meta:cell-count="1544" meta:object-count="3"/>
    <meta:generator>LibreOffice/7.0.1.2$Windows_X86_64 LibreOffice_project/7cbcfc562f6eb6708b5ff7d7397325de9e76445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cm" svg:height="9.006cm" xlink:href=".." xlink:type="simple" chart:class="chart:line" chart:style-name="ch1">
        <chart:title svg:x="4.917cm" svg:y="0.316cm" chart:style-name="ch2">
          <text:p>Instantaneous BPM over Time</text:p>
        </chart:title>
        <chart:plot-area chart:style-name="ch3" table:cell-range-address="report.A2:report.A162" svg:x="1.33cm" svg:y="1.275cm" svg:width="14.331cm" svg:height="7.551cm">
          <chart:coordinate-region svg:x="2.137cm" svg:y="1.396cm" svg:width="13.524cm" svg:height="6.428cm"/>
          <chart:axis chart:dimension="x" chart:name="primary-x" chart:style-name="ch4"/>
          <chart:axis chart:dimension="y" chart:name="primary-y" chart:style-name="ch4">
            <chart:title svg:x="0.451cm" svg:y="6.033cm" chart:style-name="ch5">
              <text:p>Current BPM</text:p>
            </chart:title>
            <chart:grid chart:style-name="ch6" chart:class="major"/>
          </chart:axis>
          <chart:series chart:style-name="ch7" chart:values-cell-range-address="report.A2:report.A162" chart:class="chart:line">
            <chart:data-point chart:repeated="1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">
                <text:p>91</text:p>
                <draw:g>
                  <svg:desc>report.A2:report.A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4">
                <text:p>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title svg:x="5.049cm" svg:y="0.316cm" chart:style-name="ch2">
          <text:p>3-Point Rolling Average BPM</text:p>
        </chart:title>
        <chart:plot-area chart:style-name="ch3" table:cell-range-address="report.B4:report.B163" svg:x="1.331cm" svg:y="1.275cm" svg:width="14.356cm" svg:height="7.551cm">
          <chart:coordinate-region svg:x="2.138cm" svg:y="1.396cm" svg:width="13.549cm" svg:height="6.428cm"/>
          <chart:axis chart:dimension="x" chart:name="primary-x" chart:style-name="ch4"/>
          <chart:axis chart:dimension="y" chart:name="primary-y" chart:style-name="ch4">
            <chart:title svg:x="0.451cm" svg:y="6.033cm" chart:style-name="ch5">
              <text:p>Current BPM</text:p>
            </chart:title>
            <chart:grid chart:style-name="ch6" chart:class="major"/>
          </chart:axis>
          <chart:series chart:style-name="ch7" chart:values-cell-range-address="report.B4:report.B163" chart:class="chart:line">
            <chart:data-point chart:repeated="1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.6666666666667">
                <text:p>91.6666666666667</text:p>
                <draw:g>
                  <svg:desc>report.B4:report.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.3333333333333">
                <text:p>92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.3333333333333">
                <text:p>92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.3333333333333">
                <text:p>92.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.3333333333333">
                <text:p>91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.3333333333334">
                <text:p>90.3333333333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.3333333333333">
                <text:p>89.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6666666666667">
                <text:p>90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.3333333333333">
                <text:p>92.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.6666666666667">
                <text:p>95.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3333333333334">
                <text:p>85.3333333333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.6666666666667">
                <text:p>77.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.3333333333333">
                <text:p>76.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.3333333333333">
                <text:p>75.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.3333333333334">
                <text:p>80.3333333333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.3333333333333">
                <text:p>92.3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.3333333333333">
                <text:p>96.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6666666666667">
                <text:p>98.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3333333333333">
                <text:p>98.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.6666666666667">
                <text:p>99.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5.666666666667">
                <text:p>105.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333333333333">
                <text:p>102.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4.3333333333333">
                <text:p>84.3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5.3333333333334">
                <text:p>85.3333333333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.3333333333333">
                <text:p>92.3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3.6666666666667">
                <text:p>93.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.3333333333333">
                <text:p>94.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.6666666666667">
                <text:p>93.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.3333333333334">
                <text:p>90.33333333333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.6666666666667">
                <text:p>88.6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.6666666666667">
                <text:p>90.6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.3333333333333">
                <text:p>91.33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2.3333333333333">
                <text:p>92.3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.3333333333333">
                <text:p>96.33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6.6666666666667">
                <text:p>96.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.3333333333334">
                <text:p>95.33333333333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6666666666667">
                <text:p>92.6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6.3333333333333">
                <text:p>86.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8.6666666666667">
                <text:p>88.6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.3333333333334">
                <text:p>90.33333333333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.3333333333333">
                <text:p>89.3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.6666666666667">
                <text:p>97.6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6.666666666667">
                <text:p>116.6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2.666666666667">
                <text:p>112.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.333333333333">
                <text:p>112.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4.333333333333">
                <text:p>114.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333333333333">
                <text:p>107.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6.666666666667">
                <text:p>126.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7.666666666667">
                <text:p>147.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1.333333333333">
                <text:p>111.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8.666666666667">
                <text:p>128.6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5.666666666667">
                <text:p>135.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1.666666666667">
                <text:p>101.6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1.666666666667">
                <text:p>121.66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5.666666666667">
                <text:p>165.6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2.666666666667">
                <text:p>162.6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0.666666666667">
                <text:p>110.666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.666666666667">
                <text:p>110.6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666666666667">
                <text:p>109.666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6.3333333333333">
                <text:p>86.33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.6666666666667">
                <text:p>84.6666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4.6666666666667">
                <text:p>84.66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7.3333333333333">
                <text:p>87.33333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9.3333333333333">
                <text:p>89.3333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.3333333333333">
                <text:p>88.333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5.6666666666667">
                <text:p>85.666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.6666666666667">
                <text:p>82.66666666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.6666666666667">
                <text:p>69.666666666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3.6666666666667">
                <text:p>73.666666666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1.3333333333333">
                <text:p>81.33333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7.3333333333333">
                <text:p>97.33333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8.6666666666667">
                <text:p>98.66666666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.333333333333">
                <text:p>100.333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3.333333333333">
                <text:p>103.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7.666666666667">
                <text:p>107.66666666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0.333333333333">
                <text:p>110.33333333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1.333333333333">
                <text:p>111.3333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0.333333333333">
                <text:p>110.33333333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2.333333333333">
                <text:p>102.3333333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4.6666666666667">
                <text:p>94.66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2.3333333333333">
                <text:p>92.333333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8.6666666666667">
                <text:p>88.66666666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5.3333333333334">
                <text:p>85.33333333333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5.3333333333334">
                <text:p>85.33333333333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5.6666666666667">
                <text:p>85.6666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6.3333333333333">
                <text:p>86.333333333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.3333333333333">
                <text:p>86.33333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.3333333333333">
                <text:p>88.333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8.3333333333333">
                <text:p>88.333333333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7.6666666666667">
                <text:p>87.666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7.3333333333333">
                <text:p>87.333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5.6666666666667">
                <text:p>85.66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3.6666666666667">
                <text:p>83.6666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.6666666666667">
                <text:p>84.66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8.6666666666667">
                <text:p>88.666666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title svg:x="4.931cm" svg:y="0.316cm" chart:style-name="ch2">
          <text:p>10-Point Rolling Average BPM</text:p>
        </chart:title>
        <chart:plot-area chart:style-name="ch3" table:cell-range-address="report.C11:report.C163" svg:x="1.331cm" svg:y="1.275cm" svg:width="14.357cm" svg:height="7.551cm">
          <chart:coordinate-region svg:x="2.138cm" svg:y="1.396cm" svg:width="13.55cm" svg:height="6.428cm"/>
          <chart:axis chart:dimension="x" chart:name="primary-x" chart:style-name="ch4"/>
          <chart:axis chart:dimension="y" chart:name="primary-y" chart:style-name="ch4">
            <chart:title svg:x="0.451cm" svg:y="6.033cm" chart:style-name="ch5">
              <text:p>Current BPM</text:p>
            </chart:title>
            <chart:grid chart:style-name="ch6" chart:class="major"/>
          </chart:axis>
          <chart:series chart:style-name="ch7" chart:values-cell-range-address="report.C11:report.C163" chart:class="chart:line">
            <chart:data-point chart:repeated="1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.1">
                <text:p>91.1</text:p>
                <draw:g>
                  <svg:desc>report.C11:report.C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.6">
                <text:p>10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9.7">
                <text:p>89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.6">
                <text:p>106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8.7">
                <text:p>108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.4">
                <text:p>117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8.1">
                <text:p>118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8.1">
                <text:p>108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8.7">
                <text:p>118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3.5">
                <text:p>123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0.4">
                <text:p>130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8.9">
                <text:p>128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0.3">
                <text:p>130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1.6">
                <text:p>131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.5">
                <text:p>123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4.7">
                <text:p>124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1.2">
                <text:p>121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.9">
                <text:p>111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7.8">
                <text:p>107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7.2">
                <text:p>107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6.7">
                <text:p>106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.2">
                <text:p>100.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7.6">
                <text:p>87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